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Nº de Execuções</text:p>
          </table:table-cell>
          <table:table-cell table:style-name="ce1" office:value-type="string" calcext:value-type="string">
            <text:p>Python (sec)</text:p>
          </table:table-cell>
          <table:table-cell table:style-name="ce1" office:value-type="string" calcext:value-type="string">
            <text:p>C++ (sec)</text:p>
          </table:table-cell>
          <table:table-cell table:style-name="ce1" office:value-type="string" calcext:value-type="string">
            <text:p>Java (sec)</text:p>
          </table:table-cell>
          <table:table-cell table:style-name="ce1" office:value-type="string" calcext:value-type="string">
            <text:p>Ruby (sec)</text:p>
          </table:table-cell>
          <table:table-cell table:style-name="ce1" office:value-type="string" calcext:value-type="string">
            <text:p>Go (sec)</text:p>
          </table:table-cell>
          <table:table-cell table:style-name="ce1" office:value-type="string" calcext:value-type="string">
            <text:p>COM OFF</text:p>
          </table:table-cell>
        </table:table-row>
        <table:table-row table:style-name="ro1">
          <table:table-cell table:style-name="ce2" office:value-type="string" calcext:value-type="string">
            <text:p>Exec 1</text:p>
          </table:table-cell>
          <table:table-cell office:value-type="float" office:value="15.317332" calcext:value-type="float">
            <text:p>15,317332</text:p>
          </table:table-cell>
          <table:table-cell office:value-type="float" office:value="12.519705" calcext:value-type="float">
            <text:p>12,519705</text:p>
          </table:table-cell>
          <table:table-cell office:value-type="float" office:value="17.435299" calcext:value-type="float">
            <text:p>17,435299</text:p>
          </table:table-cell>
          <table:table-cell office:value-type="float" office:value="16.059596" calcext:value-type="float">
            <text:p>16,059596</text:p>
          </table:table-cell>
          <table:table-cell office:value-type="float" office:value="17.657261" calcext:value-type="float">
            <text:p>17,657261</text:p>
          </table:table-cell>
          <table:table-cell/>
        </table:table-row>
        <table:table-row table:style-name="ro1">
          <table:table-cell table:style-name="ce2" office:value-type="string" calcext:value-type="string">
            <text:p>Exec 2</text:p>
          </table:table-cell>
          <table:table-cell office:value-type="float" office:value="14.26979" calcext:value-type="float">
            <text:p>14,26979</text:p>
          </table:table-cell>
          <table:table-cell office:value-type="float" office:value="12.91086" calcext:value-type="float">
            <text:p>12,91086</text:p>
          </table:table-cell>
          <table:table-cell office:value-type="float" office:value="17.993862" calcext:value-type="float">
            <text:p>17,993862</text:p>
          </table:table-cell>
          <table:table-cell office:value-type="float" office:value="15.519418" calcext:value-type="float">
            <text:p>15,519418</text:p>
          </table:table-cell>
          <table:table-cell office:value-type="float" office:value="17.227392" calcext:value-type="float">
            <text:p>17,227392</text:p>
          </table:table-cell>
          <table:table-cell/>
        </table:table-row>
        <table:table-row table:style-name="ro1">
          <table:table-cell table:style-name="ce2" office:value-type="string" calcext:value-type="string">
            <text:p>Exec 3</text:p>
          </table:table-cell>
          <table:table-cell office:value-type="float" office:value="15.295167" calcext:value-type="float">
            <text:p>15,295167</text:p>
          </table:table-cell>
          <table:table-cell office:value-type="float" office:value="12.698349" calcext:value-type="float">
            <text:p>12,698349</text:p>
          </table:table-cell>
          <table:table-cell office:value-type="float" office:value="18.145615" calcext:value-type="float">
            <text:p>18,145615</text:p>
          </table:table-cell>
          <table:table-cell office:value-type="float" office:value="15.846156" calcext:value-type="float">
            <text:p>15,846156</text:p>
          </table:table-cell>
          <table:table-cell office:value-type="float" office:value="17.837019" calcext:value-type="float">
            <text:p>17,837019</text:p>
          </table:table-cell>
          <table:table-cell/>
        </table:table-row>
        <table:table-row table:style-name="ro1">
          <table:table-cell table:style-name="ce2" office:value-type="string" calcext:value-type="string">
            <text:p>Exec 4</text:p>
          </table:table-cell>
          <table:table-cell office:value-type="float" office:value="15.479108" calcext:value-type="float">
            <text:p>15,479108</text:p>
          </table:table-cell>
          <table:table-cell office:value-type="float" office:value="12.500154" calcext:value-type="float">
            <text:p>12,500154</text:p>
          </table:table-cell>
          <table:table-cell office:value-type="float" office:value="17.657257" calcext:value-type="float">
            <text:p>17,657257</text:p>
          </table:table-cell>
          <table:table-cell office:value-type="float" office:value="15.464735" calcext:value-type="float">
            <text:p>15,464735</text:p>
          </table:table-cell>
          <table:table-cell office:value-type="float" office:value="17.682522" calcext:value-type="float">
            <text:p>17,682522</text:p>
          </table:table-cell>
          <table:table-cell/>
        </table:table-row>
        <table:table-row table:style-name="ro1">
          <table:table-cell table:style-name="ce2" office:value-type="string" calcext:value-type="string">
            <text:p>Exec 5</text:p>
          </table:table-cell>
          <table:table-cell office:value-type="float" office:value="14.858598" calcext:value-type="float">
            <text:p>14,858598</text:p>
          </table:table-cell>
          <table:table-cell office:value-type="float" office:value="12.949288" calcext:value-type="float">
            <text:p>12,949288</text:p>
          </table:table-cell>
          <table:table-cell office:value-type="float" office:value="17.409834" calcext:value-type="float">
            <text:p>17,409834</text:p>
          </table:table-cell>
          <table:table-cell office:value-type="float" office:value="15.75545" calcext:value-type="float">
            <text:p>15,75545</text:p>
          </table:table-cell>
          <table:table-cell office:value-type="float" office:value="17.277607" calcext:value-type="float">
            <text:p>17,277607</text:p>
          </table:table-cell>
          <table:table-cell/>
        </table:table-row>
        <table:table-row table:style-name="ro1">
          <table:table-cell table:style-name="ce2" office:value-type="string" calcext:value-type="string">
            <text:p>Exec 6</text:p>
          </table:table-cell>
          <table:table-cell office:value-type="float" office:value="14.45973" calcext:value-type="float">
            <text:p>14,45973</text:p>
          </table:table-cell>
          <table:table-cell office:value-type="float" office:value="13.173" calcext:value-type="float">
            <text:p>13,173</text:p>
          </table:table-cell>
          <table:table-cell office:value-type="float" office:value="17.4378" calcext:value-type="float">
            <text:p>17,4378</text:p>
          </table:table-cell>
          <table:table-cell office:value-type="float" office:value="15.591275" calcext:value-type="float">
            <text:p>15,591275</text:p>
          </table:table-cell>
          <table:table-cell office:value-type="float" office:value="17.405189" calcext:value-type="float">
            <text:p>17,405189</text:p>
          </table:table-cell>
          <table:table-cell/>
        </table:table-row>
        <table:table-row table:style-name="ro1">
          <table:table-cell table:style-name="ce2" office:value-type="string" calcext:value-type="string">
            <text:p>Exec 7</text:p>
          </table:table-cell>
          <table:table-cell office:value-type="float" office:value="15.341584" calcext:value-type="float">
            <text:p>15,341584</text:p>
          </table:table-cell>
          <table:table-cell office:value-type="float" office:value="12.494453" calcext:value-type="float">
            <text:p>12,494453</text:p>
          </table:table-cell>
          <table:table-cell office:value-type="float" office:value="18.062238" calcext:value-type="float">
            <text:p>18,062238</text:p>
          </table:table-cell>
          <table:table-cell office:value-type="float" office:value="15.691342" calcext:value-type="float">
            <text:p>15,691342</text:p>
          </table:table-cell>
          <table:table-cell office:value-type="float" office:value="17.435375" calcext:value-type="float">
            <text:p>17,435375</text:p>
          </table:table-cell>
          <table:table-cell/>
        </table:table-row>
        <table:table-row table:style-name="ro1">
          <table:table-cell table:style-name="ce2" office:value-type="string" calcext:value-type="string">
            <text:p>Exec 8</text:p>
          </table:table-cell>
          <table:table-cell office:value-type="float" office:value="15.556045" calcext:value-type="float">
            <text:p>15,556045</text:p>
          </table:table-cell>
          <table:table-cell office:value-type="float" office:value="13.075869" calcext:value-type="float">
            <text:p>13,075869</text:p>
          </table:table-cell>
          <table:table-cell office:value-type="float" office:value="18.06398" calcext:value-type="float">
            <text:p>18,06398</text:p>
          </table:table-cell>
          <table:table-cell office:value-type="float" office:value="15.797874" calcext:value-type="float">
            <text:p>15,797874</text:p>
          </table:table-cell>
          <table:table-cell office:value-type="float" office:value="17.596429" calcext:value-type="float">
            <text:p>17,596429</text:p>
          </table:table-cell>
          <table:table-cell/>
        </table:table-row>
        <table:table-row table:style-name="ro1">
          <table:table-cell table:style-name="ce2" office:value-type="string" calcext:value-type="string">
            <text:p>Exec 9</text:p>
          </table:table-cell>
          <table:table-cell office:value-type="float" office:value="15.596981" calcext:value-type="float">
            <text:p>15,596981</text:p>
          </table:table-cell>
          <table:table-cell office:value-type="float" office:value="12.337629" calcext:value-type="float">
            <text:p>12,337629</text:p>
          </table:table-cell>
          <table:table-cell office:value-type="float" office:value="17.986225" calcext:value-type="float">
            <text:p>17,986225</text:p>
          </table:table-cell>
          <table:table-cell office:value-type="float" office:value="16.090481" calcext:value-type="float">
            <text:p>16,090481</text:p>
          </table:table-cell>
          <table:table-cell office:value-type="float" office:value="17.882365" calcext:value-type="float">
            <text:p>17,882365</text:p>
          </table:table-cell>
          <table:table-cell/>
        </table:table-row>
        <table:table-row table:style-name="ro1">
          <table:table-cell table:style-name="ce2" office:value-type="string" calcext:value-type="string">
            <text:p>Exec 10</text:p>
          </table:table-cell>
          <table:table-cell office:value-type="float" office:value="14.168542" calcext:value-type="float">
            <text:p>14,168542</text:p>
          </table:table-cell>
          <table:table-cell office:value-type="float" office:value="12.818276" calcext:value-type="float">
            <text:p>12,818276</text:p>
          </table:table-cell>
          <table:table-cell office:value-type="float" office:value="18.524336" calcext:value-type="float">
            <text:p>18,524336</text:p>
          </table:table-cell>
          <table:table-cell office:value-type="float" office:value="15.414925" calcext:value-type="float">
            <text:p>15,414925</text:p>
          </table:table-cell>
          <table:table-cell office:value-type="float" office:value="17.695036" calcext:value-type="float">
            <text:p>17,695036</text:p>
          </table:table-cell>
          <table:table-cell/>
        </table:table-row>
        <table:table-row table:style-name="ro1">
          <table:table-cell table:style-name="ce2" office:value-type="string" calcext:value-type="string">
            <text:p>Exec 11</text:p>
          </table:table-cell>
          <table:table-cell office:value-type="float" office:value="15.16779" calcext:value-type="float">
            <text:p>15,16779</text:p>
          </table:table-cell>
          <table:table-cell office:value-type="float" office:value="12.418442" calcext:value-type="float">
            <text:p>12,418442</text:p>
          </table:table-cell>
          <table:table-cell office:value-type="float" office:value="18.006914" calcext:value-type="float">
            <text:p>18,006914</text:p>
          </table:table-cell>
          <table:table-cell office:value-type="float" office:value="15.876174" calcext:value-type="float">
            <text:p>15,876174</text:p>
          </table:table-cell>
          <table:table-cell office:value-type="float" office:value="17.340113" calcext:value-type="float">
            <text:p>17,340113</text:p>
          </table:table-cell>
          <table:table-cell/>
        </table:table-row>
        <table:table-row table:style-name="ro1">
          <table:table-cell table:style-name="ce2" office:value-type="string" calcext:value-type="string">
            <text:p>Exec 12</text:p>
          </table:table-cell>
          <table:table-cell office:value-type="float" office:value="14.678133" calcext:value-type="float">
            <text:p>14,678133</text:p>
          </table:table-cell>
          <table:table-cell office:value-type="float" office:value="13.049673" calcext:value-type="float">
            <text:p>13,049673</text:p>
          </table:table-cell>
          <table:table-cell office:value-type="float" office:value="18.472179" calcext:value-type="float">
            <text:p>18,472179</text:p>
          </table:table-cell>
          <table:table-cell office:value-type="float" office:value="15.517503" calcext:value-type="float">
            <text:p>15,517503</text:p>
          </table:table-cell>
          <table:table-cell office:value-type="float" office:value="17.840492" calcext:value-type="float">
            <text:p>17,840492</text:p>
          </table:table-cell>
          <table:table-cell/>
        </table:table-row>
        <table:table-row table:style-name="ro1">
          <table:table-cell table:style-name="ce2" office:value-type="string" calcext:value-type="string">
            <text:p>Exec 13</text:p>
          </table:table-cell>
          <table:table-cell office:value-type="float" office:value="14.022601" calcext:value-type="float">
            <text:p>14,022601</text:p>
          </table:table-cell>
          <table:table-cell office:value-type="float" office:value="13.161085" calcext:value-type="float">
            <text:p>13,161085</text:p>
          </table:table-cell>
          <table:table-cell office:value-type="float" office:value="18.411762" calcext:value-type="float">
            <text:p>18,411762</text:p>
          </table:table-cell>
          <table:table-cell office:value-type="float" office:value="15.278073" calcext:value-type="float">
            <text:p>15,278073</text:p>
          </table:table-cell>
          <table:table-cell office:value-type="float" office:value="17.935291" calcext:value-type="float">
            <text:p>17,935291</text:p>
          </table:table-cell>
          <table:table-cell/>
        </table:table-row>
        <table:table-row table:style-name="ro1">
          <table:table-cell table:style-name="ce2" office:value-type="string" calcext:value-type="string">
            <text:p>Exec 14</text:p>
          </table:table-cell>
          <table:table-cell office:value-type="float" office:value="14.761819" calcext:value-type="float">
            <text:p>14,761819</text:p>
          </table:table-cell>
          <table:table-cell office:value-type="float" office:value="13.189779" calcext:value-type="float">
            <text:p>13,189779</text:p>
          </table:table-cell>
          <table:table-cell office:value-type="float" office:value="18.593348" calcext:value-type="float">
            <text:p>18,593348</text:p>
          </table:table-cell>
          <table:table-cell office:value-type="float" office:value="16.097833" calcext:value-type="float">
            <text:p>16,097833</text:p>
          </table:table-cell>
          <table:table-cell office:value-type="float" office:value="18.028201" calcext:value-type="float">
            <text:p>18,028201</text:p>
          </table:table-cell>
          <table:table-cell/>
        </table:table-row>
        <table:table-row table:style-name="ro1">
          <table:table-cell table:style-name="ce2" office:value-type="string" calcext:value-type="string">
            <text:p>Exec 15</text:p>
          </table:table-cell>
          <table:table-cell office:value-type="float" office:value="14.378372" calcext:value-type="float">
            <text:p>14,378372</text:p>
          </table:table-cell>
          <table:table-cell office:value-type="float" office:value="13.063295" calcext:value-type="float">
            <text:p>13,063295</text:p>
          </table:table-cell>
          <table:table-cell office:value-type="float" office:value="18.960891" calcext:value-type="float">
            <text:p>18,960891</text:p>
          </table:table-cell>
          <table:table-cell office:value-type="float" office:value="15.411534" calcext:value-type="float">
            <text:p>15,411534</text:p>
          </table:table-cell>
          <table:table-cell office:value-type="float" office:value="17.438951" calcext:value-type="float">
            <text:p>17,438951</text:p>
          </table:table-cell>
          <table:table-cell/>
        </table:table-row>
        <table:table-row table:style-name="ro1">
          <table:table-cell table:style-name="ce2" office:value-type="string" calcext:value-type="string">
            <text:p>Exec 16</text:p>
          </table:table-cell>
          <table:table-cell office:value-type="float" office:value="15.9239" calcext:value-type="float">
            <text:p>15,9239</text:p>
          </table:table-cell>
          <table:table-cell office:value-type="float" office:value="12.991473" calcext:value-type="float">
            <text:p>12,991473</text:p>
          </table:table-cell>
          <table:table-cell office:value-type="float" office:value="18.275074" calcext:value-type="float">
            <text:p>18,275074</text:p>
          </table:table-cell>
          <table:table-cell office:value-type="float" office:value="15.788629" calcext:value-type="float">
            <text:p>15,788629</text:p>
          </table:table-cell>
          <table:table-cell office:value-type="float" office:value="17.574063" calcext:value-type="float">
            <text:p>17,574063</text:p>
          </table:table-cell>
          <table:table-cell/>
        </table:table-row>
        <table:table-row table:style-name="ro1">
          <table:table-cell table:style-name="ce2" office:value-type="string" calcext:value-type="string">
            <text:p>Exec 17</text:p>
          </table:table-cell>
          <table:table-cell office:value-type="float" office:value="14.961361" calcext:value-type="float">
            <text:p>14,961361</text:p>
          </table:table-cell>
          <table:table-cell office:value-type="float" office:value="12.50521" calcext:value-type="float">
            <text:p>12,50521</text:p>
          </table:table-cell>
          <table:table-cell office:value-type="float" office:value="17.820776" calcext:value-type="float">
            <text:p>17,820776</text:p>
          </table:table-cell>
          <table:table-cell office:value-type="float" office:value="15.237891" calcext:value-type="float">
            <text:p>15,237891</text:p>
          </table:table-cell>
          <table:table-cell office:value-type="float" office:value="17.43955" calcext:value-type="float">
            <text:p>17,43955</text:p>
          </table:table-cell>
          <table:table-cell/>
        </table:table-row>
        <table:table-row table:style-name="ro1">
          <table:table-cell table:style-name="ce2" office:value-type="string" calcext:value-type="string">
            <text:p>Exec 18</text:p>
          </table:table-cell>
          <table:table-cell office:value-type="float" office:value="15.869553" calcext:value-type="float">
            <text:p>15,869553</text:p>
          </table:table-cell>
          <table:table-cell office:value-type="float" office:value="13.059844" calcext:value-type="float">
            <text:p>13,059844</text:p>
          </table:table-cell>
          <table:table-cell office:value-type="float" office:value="17.281536" calcext:value-type="float">
            <text:p>17,281536</text:p>
          </table:table-cell>
          <table:table-cell office:value-type="float" office:value="15.210158" calcext:value-type="float">
            <text:p>15,210158</text:p>
          </table:table-cell>
          <table:table-cell office:value-type="float" office:value="17.737845" calcext:value-type="float">
            <text:p>17,737845</text:p>
          </table:table-cell>
          <table:table-cell/>
        </table:table-row>
        <table:table-row table:style-name="ro1">
          <table:table-cell table:style-name="ce2" office:value-type="string" calcext:value-type="string">
            <text:p>Exec 19</text:p>
          </table:table-cell>
          <table:table-cell office:value-type="float" office:value="14.417017" calcext:value-type="float">
            <text:p>14,417017</text:p>
          </table:table-cell>
          <table:table-cell office:value-type="float" office:value="12.700646" calcext:value-type="float">
            <text:p>12,700646</text:p>
          </table:table-cell>
          <table:table-cell office:value-type="float" office:value="18.749913" calcext:value-type="float">
            <text:p>18,749913</text:p>
          </table:table-cell>
          <table:table-cell office:value-type="float" office:value="15.378882" calcext:value-type="float">
            <text:p>15,378882</text:p>
          </table:table-cell>
          <table:table-cell office:value-type="float" office:value="17.805991" calcext:value-type="float">
            <text:p>17,805991</text:p>
          </table:table-cell>
          <table:table-cell/>
        </table:table-row>
        <table:table-row table:style-name="ro1">
          <table:table-cell table:style-name="ce2" office:value-type="string" calcext:value-type="string">
            <text:p>Exec 20</text:p>
          </table:table-cell>
          <table:table-cell office:value-type="float" office:value="13.802969" calcext:value-type="float">
            <text:p>13,802969</text:p>
          </table:table-cell>
          <table:table-cell office:value-type="float" office:value="13.088346" calcext:value-type="float">
            <text:p>13,088346</text:p>
          </table:table-cell>
          <table:table-cell office:value-type="float" office:value="17.589231" calcext:value-type="float">
            <text:p>17,589231</text:p>
          </table:table-cell>
          <table:table-cell office:value-type="float" office:value="15.858968" calcext:value-type="float">
            <text:p>15,858968</text:p>
          </table:table-cell>
          <table:table-cell office:value-type="float" office:value="17.213163" calcext:value-type="float">
            <text:p>17,213163</text:p>
          </table:table-cell>
          <table:table-cell/>
        </table:table-row>
        <table:table-row table:style-name="ro1">
          <table:table-cell table:style-name="ce2" office:value-type="string" calcext:value-type="string">
            <text:p>Exec 21</text:p>
          </table:table-cell>
          <table:table-cell office:value-type="float" office:value="14.925293" calcext:value-type="float">
            <text:p>14,925293</text:p>
          </table:table-cell>
          <table:table-cell office:value-type="float" office:value="12.728081" calcext:value-type="float">
            <text:p>12,728081</text:p>
          </table:table-cell>
          <table:table-cell office:value-type="float" office:value="18.091604" calcext:value-type="float">
            <text:p>18,091604</text:p>
          </table:table-cell>
          <table:table-cell office:value-type="float" office:value="15.226555" calcext:value-type="float">
            <text:p>15,226555</text:p>
          </table:table-cell>
          <table:table-cell office:value-type="float" office:value="17.336728" calcext:value-type="float">
            <text:p>17,336728</text:p>
          </table:table-cell>
          <table:table-cell/>
        </table:table-row>
        <table:table-row table:style-name="ro1">
          <table:table-cell table:style-name="ce2" office:value-type="string" calcext:value-type="string">
            <text:p>Exec 22</text:p>
          </table:table-cell>
          <table:table-cell office:value-type="float" office:value="14.719956" calcext:value-type="float">
            <text:p>14,719956</text:p>
          </table:table-cell>
          <table:table-cell office:value-type="float" office:value="12.740154" calcext:value-type="float">
            <text:p>12,740154</text:p>
          </table:table-cell>
          <table:table-cell office:value-type="float" office:value="17.822184" calcext:value-type="float">
            <text:p>17,822184</text:p>
          </table:table-cell>
          <table:table-cell office:value-type="float" office:value="15.240646" calcext:value-type="float">
            <text:p>15,240646</text:p>
          </table:table-cell>
          <table:table-cell office:value-type="float" office:value="17.204507" calcext:value-type="float">
            <text:p>17,204507</text:p>
          </table:table-cell>
          <table:table-cell/>
        </table:table-row>
        <table:table-row table:style-name="ro1">
          <table:table-cell table:style-name="ce2" office:value-type="string" calcext:value-type="string">
            <text:p>Exec 23</text:p>
          </table:table-cell>
          <table:table-cell office:value-type="float" office:value="14.129942" calcext:value-type="float">
            <text:p>14,129942</text:p>
          </table:table-cell>
          <table:table-cell office:value-type="float" office:value="12.933973" calcext:value-type="float">
            <text:p>12,933973</text:p>
          </table:table-cell>
          <table:table-cell office:value-type="float" office:value="18.982862" calcext:value-type="float">
            <text:p>18,982862</text:p>
          </table:table-cell>
          <table:table-cell office:value-type="float" office:value="15.841302" calcext:value-type="float">
            <text:p>15,841302</text:p>
          </table:table-cell>
          <table:table-cell office:value-type="float" office:value="17.345715" calcext:value-type="float">
            <text:p>17,345715</text:p>
          </table:table-cell>
          <table:table-cell/>
        </table:table-row>
        <table:table-row table:style-name="ro1">
          <table:table-cell table:style-name="ce2" office:value-type="string" calcext:value-type="string">
            <text:p>Exec 24</text:p>
          </table:table-cell>
          <table:table-cell office:value-type="float" office:value="15.054699" calcext:value-type="float">
            <text:p>15,054699</text:p>
          </table:table-cell>
          <table:table-cell office:value-type="float" office:value="12.677753" calcext:value-type="float">
            <text:p>12,677753</text:p>
          </table:table-cell>
          <table:table-cell office:value-type="float" office:value="17.74527" calcext:value-type="float">
            <text:p>17,74527</text:p>
          </table:table-cell>
          <table:table-cell office:value-type="float" office:value="15.59385" calcext:value-type="float">
            <text:p>15,59385</text:p>
          </table:table-cell>
          <table:table-cell office:value-type="float" office:value="17.290693" calcext:value-type="float">
            <text:p>17,290693</text:p>
          </table:table-cell>
          <table:table-cell/>
        </table:table-row>
        <table:table-row table:style-name="ro1">
          <table:table-cell table:style-name="ce2" office:value-type="string" calcext:value-type="string">
            <text:p>Exec 25</text:p>
          </table:table-cell>
          <table:table-cell office:value-type="float" office:value="13.964229" calcext:value-type="float">
            <text:p>13,964229</text:p>
          </table:table-cell>
          <table:table-cell office:value-type="float" office:value="13.073278" calcext:value-type="float">
            <text:p>13,073278</text:p>
          </table:table-cell>
          <table:table-cell office:value-type="float" office:value="18.785993" calcext:value-type="float">
            <text:p>18,785993</text:p>
          </table:table-cell>
          <table:table-cell office:value-type="float" office:value="15.663264" calcext:value-type="float">
            <text:p>15,663264</text:p>
          </table:table-cell>
          <table:table-cell office:value-type="float" office:value="17.506458" calcext:value-type="float">
            <text:p>17,506458</text:p>
          </table:table-cell>
          <table:table-cell/>
        </table:table-row>
        <table:table-row table:style-name="ro1">
          <table:table-cell table:style-name="ce2" office:value-type="string" calcext:value-type="string">
            <text:p>Exec 26</text:p>
          </table:table-cell>
          <table:table-cell office:value-type="float" office:value="15.198626" calcext:value-type="float">
            <text:p>15,198626</text:p>
          </table:table-cell>
          <table:table-cell office:value-type="float" office:value="13.102147" calcext:value-type="float">
            <text:p>13,102147</text:p>
          </table:table-cell>
          <table:table-cell office:value-type="float" office:value="17.751515" calcext:value-type="float">
            <text:p>17,751515</text:p>
          </table:table-cell>
          <table:table-cell office:value-type="float" office:value="15.517795" calcext:value-type="float">
            <text:p>15,517795</text:p>
          </table:table-cell>
          <table:table-cell office:value-type="float" office:value="17.029265" calcext:value-type="float">
            <text:p>17,029265</text:p>
          </table:table-cell>
          <table:table-cell/>
        </table:table-row>
        <table:table-row table:style-name="ro1">
          <table:table-cell table:style-name="ce2" office:value-type="string" calcext:value-type="string">
            <text:p>Exec 27</text:p>
          </table:table-cell>
          <table:table-cell office:value-type="float" office:value="15.457374" calcext:value-type="float">
            <text:p>15,457374</text:p>
          </table:table-cell>
          <table:table-cell office:value-type="float" office:value="12.645398" calcext:value-type="float">
            <text:p>12,645398</text:p>
          </table:table-cell>
          <table:table-cell office:value-type="float" office:value="17.936411" calcext:value-type="float">
            <text:p>17,936411</text:p>
          </table:table-cell>
          <table:table-cell office:value-type="float" office:value="15.516748" calcext:value-type="float">
            <text:p>15,516748</text:p>
          </table:table-cell>
          <table:table-cell office:value-type="float" office:value="18.035009" calcext:value-type="float">
            <text:p>18,035009</text:p>
          </table:table-cell>
          <table:table-cell/>
        </table:table-row>
        <table:table-row table:style-name="ro1">
          <table:table-cell table:style-name="ce2" office:value-type="string" calcext:value-type="string">
            <text:p>Exec 28</text:p>
          </table:table-cell>
          <table:table-cell office:value-type="float" office:value="14.848577" calcext:value-type="float">
            <text:p>14,848577</text:p>
          </table:table-cell>
          <table:table-cell office:value-type="float" office:value="12.970059" calcext:value-type="float">
            <text:p>12,970059</text:p>
          </table:table-cell>
          <table:table-cell office:value-type="float" office:value="17.098202" calcext:value-type="float">
            <text:p>17,098202</text:p>
          </table:table-cell>
          <table:table-cell office:value-type="float" office:value="16.098279" calcext:value-type="float">
            <text:p>16,098279</text:p>
          </table:table-cell>
          <table:table-cell office:value-type="float" office:value="18.066683" calcext:value-type="float">
            <text:p>18,066683</text:p>
          </table:table-cell>
          <table:table-cell/>
        </table:table-row>
        <table:table-row table:style-name="ro1">
          <table:table-cell table:style-name="ce2" office:value-type="string" calcext:value-type="string">
            <text:p>Exec 29</text:p>
          </table:table-cell>
          <table:table-cell office:value-type="float" office:value="14.689941" calcext:value-type="float">
            <text:p>14,689941</text:p>
          </table:table-cell>
          <table:table-cell office:value-type="float" office:value="13.189003" calcext:value-type="float">
            <text:p>13,189003</text:p>
          </table:table-cell>
          <table:table-cell office:value-type="float" office:value="18.360278" calcext:value-type="float">
            <text:p>18,360278</text:p>
          </table:table-cell>
          <table:table-cell office:value-type="float" office:value="15.463708" calcext:value-type="float">
            <text:p>15,463708</text:p>
          </table:table-cell>
          <table:table-cell office:value-type="float" office:value="17.494622" calcext:value-type="float">
            <text:p>17,494622</text:p>
          </table:table-cell>
          <table:table-cell/>
        </table:table-row>
        <table:table-row table:style-name="ro1">
          <table:table-cell table:style-name="ce2" office:value-type="string" calcext:value-type="string">
            <text:p>Exec 30</text:p>
          </table:table-cell>
          <table:table-cell office:value-type="float" office:value="15.898779" calcext:value-type="float">
            <text:p>15,898779</text:p>
          </table:table-cell>
          <table:table-cell office:value-type="float" office:value="12.533216" calcext:value-type="float">
            <text:p>12,533216</text:p>
          </table:table-cell>
          <table:table-cell office:value-type="float" office:value="18.01684" calcext:value-type="float">
            <text:p>18,01684</text:p>
          </table:table-cell>
          <table:table-cell office:value-type="float" office:value="15.689351" calcext:value-type="float">
            <text:p>15,689351</text:p>
          </table:table-cell>
          <table:table-cell office:value-type="float" office:value="17.601387" calcext:value-type="float">
            <text:p>17,601387</text:p>
          </table:table-cell>
          <table:table-cell/>
        </table:table-row>
        <table:table-row table:style-name="ro1">
          <table:table-cell table:style-name="ce2" office:value-type="string" calcext:value-type="string">
            <text:p>Exec 31</text:p>
          </table:table-cell>
          <table:table-cell office:value-type="float" office:value="15.120533" calcext:value-type="float">
            <text:p>15,120533</text:p>
          </table:table-cell>
          <table:table-cell office:value-type="float" office:value="12.338758" calcext:value-type="float">
            <text:p>12,338758</text:p>
          </table:table-cell>
          <table:table-cell office:value-type="float" office:value="18.194511" calcext:value-type="float">
            <text:p>18,194511</text:p>
          </table:table-cell>
          <table:table-cell office:value-type="float" office:value="15.906911" calcext:value-type="float">
            <text:p>15,906911</text:p>
          </table:table-cell>
          <table:table-cell office:value-type="float" office:value="17.026764" calcext:value-type="float">
            <text:p>17,026764</text:p>
          </table:table-cell>
          <table:table-cell/>
        </table:table-row>
        <table:table-row table:style-name="ro1">
          <table:table-cell table:style-name="ce2" office:value-type="string" calcext:value-type="string">
            <text:p>Exec 32</text:p>
          </table:table-cell>
          <table:table-cell office:value-type="float" office:value="15.681317" calcext:value-type="float">
            <text:p>15,681317</text:p>
          </table:table-cell>
          <table:table-cell office:value-type="float" office:value="12.768798" calcext:value-type="float">
            <text:p>12,768798</text:p>
          </table:table-cell>
          <table:table-cell office:value-type="float" office:value="17.988664" calcext:value-type="float">
            <text:p>17,988664</text:p>
          </table:table-cell>
          <table:table-cell office:value-type="float" office:value="15.264203" calcext:value-type="float">
            <text:p>15,264203</text:p>
          </table:table-cell>
          <table:table-cell office:value-type="float" office:value="17.580846" calcext:value-type="float">
            <text:p>17,580846</text:p>
          </table:table-cell>
          <table:table-cell/>
        </table:table-row>
        <table:table-row table:style-name="ro1">
          <table:table-cell table:style-name="ce2" office:value-type="string" calcext:value-type="string">
            <text:p>Exec 33</text:p>
          </table:table-cell>
          <table:table-cell office:value-type="float" office:value="14.870572" calcext:value-type="float">
            <text:p>14,870572</text:p>
          </table:table-cell>
          <table:table-cell office:value-type="float" office:value="12.771889" calcext:value-type="float">
            <text:p>12,771889</text:p>
          </table:table-cell>
          <table:table-cell office:value-type="float" office:value="17.50151" calcext:value-type="float">
            <text:p>17,50151</text:p>
          </table:table-cell>
          <table:table-cell office:value-type="float" office:value="15.924781" calcext:value-type="float">
            <text:p>15,924781</text:p>
          </table:table-cell>
          <table:table-cell office:value-type="float" office:value="17.345737" calcext:value-type="float">
            <text:p>17,345737</text:p>
          </table:table-cell>
          <table:table-cell/>
        </table:table-row>
        <table:table-row table:style-name="ro1">
          <table:table-cell table:style-name="ce2" office:value-type="string" calcext:value-type="string">
            <text:p>Exec 34</text:p>
          </table:table-cell>
          <table:table-cell office:value-type="float" office:value="14.231086" calcext:value-type="float">
            <text:p>14,231086</text:p>
          </table:table-cell>
          <table:table-cell office:value-type="float" office:value="12.74228" calcext:value-type="float">
            <text:p>12,74228</text:p>
          </table:table-cell>
          <table:table-cell office:value-type="float" office:value="18.725361" calcext:value-type="float">
            <text:p>18,725361</text:p>
          </table:table-cell>
          <table:table-cell office:value-type="float" office:value="15.91557" calcext:value-type="float">
            <text:p>15,91557</text:p>
          </table:table-cell>
          <table:table-cell office:value-type="float" office:value="17.58909" calcext:value-type="float">
            <text:p>17,58909</text:p>
          </table:table-cell>
          <table:table-cell/>
        </table:table-row>
        <table:table-row table:style-name="ro1">
          <table:table-cell table:style-name="ce2" office:value-type="string" calcext:value-type="string">
            <text:p>Exec 35</text:p>
          </table:table-cell>
          <table:table-cell office:value-type="float" office:value="14.732654" calcext:value-type="float">
            <text:p>14,732654</text:p>
          </table:table-cell>
          <table:table-cell office:value-type="float" office:value="13.018086" calcext:value-type="float">
            <text:p>13,018086</text:p>
          </table:table-cell>
          <table:table-cell office:value-type="float" office:value="17.61022" calcext:value-type="float">
            <text:p>17,61022</text:p>
          </table:table-cell>
          <table:table-cell office:value-type="float" office:value="15.595987" calcext:value-type="float">
            <text:p>15,595987</text:p>
          </table:table-cell>
          <table:table-cell office:value-type="float" office:value="17.36662" calcext:value-type="float">
            <text:p>17,36662</text:p>
          </table:table-cell>
          <table:table-cell/>
        </table:table-row>
        <table:table-row table:style-name="ro1">
          <table:table-cell table:style-name="ce2" office:value-type="string" calcext:value-type="string">
            <text:p>Exec 36</text:p>
          </table:table-cell>
          <table:table-cell office:value-type="float" office:value="14.095253" calcext:value-type="float">
            <text:p>14,095253</text:p>
          </table:table-cell>
          <table:table-cell office:value-type="float" office:value="12.656723" calcext:value-type="float">
            <text:p>12,656723</text:p>
          </table:table-cell>
          <table:table-cell office:value-type="float" office:value="17.920171" calcext:value-type="float">
            <text:p>17,920171</text:p>
          </table:table-cell>
          <table:table-cell office:value-type="float" office:value="15.491927" calcext:value-type="float">
            <text:p>15,491927</text:p>
          </table:table-cell>
          <table:table-cell office:value-type="float" office:value="17.614147" calcext:value-type="float">
            <text:p>17,614147</text:p>
          </table:table-cell>
          <table:table-cell/>
        </table:table-row>
        <table:table-row table:style-name="ro1">
          <table:table-cell table:style-name="ce2" office:value-type="string" calcext:value-type="string">
            <text:p>Exec 37</text:p>
          </table:table-cell>
          <table:table-cell office:value-type="float" office:value="14.792913" calcext:value-type="float">
            <text:p>14,792913</text:p>
          </table:table-cell>
          <table:table-cell office:value-type="float" office:value="12.823324" calcext:value-type="float">
            <text:p>12,823324</text:p>
          </table:table-cell>
          <table:table-cell office:value-type="float" office:value="18.431809" calcext:value-type="float">
            <text:p>18,431809</text:p>
          </table:table-cell>
          <table:table-cell office:value-type="float" office:value="15.690949" calcext:value-type="float">
            <text:p>15,690949</text:p>
          </table:table-cell>
          <table:table-cell office:value-type="float" office:value="17.741969" calcext:value-type="float">
            <text:p>17,741969</text:p>
          </table:table-cell>
          <table:table-cell/>
        </table:table-row>
        <table:table-row table:style-name="ro1">
          <table:table-cell table:style-name="ce2" office:value-type="string" calcext:value-type="string">
            <text:p>Exec 38</text:p>
          </table:table-cell>
          <table:table-cell office:value-type="float" office:value="15.11837" calcext:value-type="float">
            <text:p>15,11837</text:p>
          </table:table-cell>
          <table:table-cell office:value-type="float" office:value="12.943392" calcext:value-type="float">
            <text:p>12,943392</text:p>
          </table:table-cell>
          <table:table-cell office:value-type="float" office:value="17.950845" calcext:value-type="float">
            <text:p>17,950845</text:p>
          </table:table-cell>
          <table:table-cell office:value-type="float" office:value="16.090181" calcext:value-type="float">
            <text:p>16,090181</text:p>
          </table:table-cell>
          <table:table-cell office:value-type="float" office:value="17.266917" calcext:value-type="float">
            <text:p>17,266917</text:p>
          </table:table-cell>
          <table:table-cell/>
        </table:table-row>
        <table:table-row table:style-name="ro1">
          <table:table-cell table:style-name="ce2" office:value-type="string" calcext:value-type="string">
            <text:p>Exec 39</text:p>
          </table:table-cell>
          <table:table-cell office:value-type="float" office:value="15.728099" calcext:value-type="float">
            <text:p>15,728099</text:p>
          </table:table-cell>
          <table:table-cell office:value-type="float" office:value="13.11203" calcext:value-type="float">
            <text:p>13,11203</text:p>
          </table:table-cell>
          <table:table-cell office:value-type="float" office:value="18.430306" calcext:value-type="float">
            <text:p>18,430306</text:p>
          </table:table-cell>
          <table:table-cell office:value-type="float" office:value="15.787536" calcext:value-type="float">
            <text:p>15,787536</text:p>
          </table:table-cell>
          <table:table-cell office:value-type="float" office:value="17.415484" calcext:value-type="float">
            <text:p>17,415484</text:p>
          </table:table-cell>
          <table:table-cell/>
        </table:table-row>
        <table:table-row table:style-name="ro1">
          <table:table-cell table:style-name="ce2" office:value-type="string" calcext:value-type="string">
            <text:p>Exec 40</text:p>
          </table:table-cell>
          <table:table-cell office:value-type="float" office:value="15.910898" calcext:value-type="float">
            <text:p>15,910898</text:p>
          </table:table-cell>
          <table:table-cell office:value-type="float" office:value="12.428023" calcext:value-type="float">
            <text:p>12,428023</text:p>
          </table:table-cell>
          <table:table-cell office:value-type="float" office:value="18.310436" calcext:value-type="float">
            <text:p>18,310436</text:p>
          </table:table-cell>
          <table:table-cell office:value-type="float" office:value="15.704905" calcext:value-type="float">
            <text:p>15,704905</text:p>
          </table:table-cell>
          <table:table-cell office:value-type="float" office:value="17.53495" calcext:value-type="float">
            <text:p>17,53495</text:p>
          </table:table-cell>
          <table:table-cell/>
        </table:table-row>
        <table:table-row table:style-name="ro1">
          <table:table-cell table:style-name="ce2" office:value-type="string" calcext:value-type="string">
            <text:p>Exec 41</text:p>
          </table:table-cell>
          <table:table-cell office:value-type="float" office:value="15.444634" calcext:value-type="float">
            <text:p>15,444634</text:p>
          </table:table-cell>
          <table:table-cell office:value-type="float" office:value="12.906546" calcext:value-type="float">
            <text:p>12,906546</text:p>
          </table:table-cell>
          <table:table-cell office:value-type="float" office:value="18.870992" calcext:value-type="float">
            <text:p>18,870992</text:p>
          </table:table-cell>
          <table:table-cell office:value-type="float" office:value="15.192377" calcext:value-type="float">
            <text:p>15,192377</text:p>
          </table:table-cell>
          <table:table-cell office:value-type="float" office:value="17.619052" calcext:value-type="float">
            <text:p>17,619052</text:p>
          </table:table-cell>
          <table:table-cell/>
        </table:table-row>
        <table:table-row table:style-name="ro1">
          <table:table-cell table:style-name="ce2" office:value-type="string" calcext:value-type="string">
            <text:p>Exec 42</text:p>
          </table:table-cell>
          <table:table-cell office:value-type="float" office:value="15.893811" calcext:value-type="float">
            <text:p>15,893811</text:p>
          </table:table-cell>
          <table:table-cell office:value-type="float" office:value="13.180972" calcext:value-type="float">
            <text:p>13,180972</text:p>
          </table:table-cell>
          <table:table-cell office:value-type="float" office:value="17.933915" calcext:value-type="float">
            <text:p>17,933915</text:p>
          </table:table-cell>
          <table:table-cell office:value-type="float" office:value="15.745372" calcext:value-type="float">
            <text:p>15,745372</text:p>
          </table:table-cell>
          <table:table-cell office:value-type="float" office:value="17.942313" calcext:value-type="float">
            <text:p>17,942313</text:p>
          </table:table-cell>
          <table:table-cell/>
        </table:table-row>
        <table:table-row table:style-name="ro1">
          <table:table-cell table:style-name="ce2" office:value-type="string" calcext:value-type="string">
            <text:p>Exec 43</text:p>
          </table:table-cell>
          <table:table-cell office:value-type="float" office:value="14.650177" calcext:value-type="float">
            <text:p>14,650177</text:p>
          </table:table-cell>
          <table:table-cell office:value-type="float" office:value="12.423349" calcext:value-type="float">
            <text:p>12,423349</text:p>
          </table:table-cell>
          <table:table-cell office:value-type="float" office:value="17.948715" calcext:value-type="float">
            <text:p>17,948715</text:p>
          </table:table-cell>
          <table:table-cell office:value-type="float" office:value="15.754835" calcext:value-type="float">
            <text:p>15,754835</text:p>
          </table:table-cell>
          <table:table-cell office:value-type="float" office:value="17.704477" calcext:value-type="float">
            <text:p>17,704477</text:p>
          </table:table-cell>
          <table:table-cell/>
        </table:table-row>
        <table:table-row table:style-name="ro1">
          <table:table-cell table:style-name="ce2" office:value-type="string" calcext:value-type="string">
            <text:p>Exec 44</text:p>
          </table:table-cell>
          <table:table-cell office:value-type="float" office:value="14.580011" calcext:value-type="float">
            <text:p>14,580011</text:p>
          </table:table-cell>
          <table:table-cell office:value-type="float" office:value="12.781936" calcext:value-type="float">
            <text:p>12,781936</text:p>
          </table:table-cell>
          <table:table-cell office:value-type="float" office:value="18.072747" calcext:value-type="float">
            <text:p>18,072747</text:p>
          </table:table-cell>
          <table:table-cell office:value-type="float" office:value="15.79169" calcext:value-type="float">
            <text:p>15,79169</text:p>
          </table:table-cell>
          <table:table-cell office:value-type="float" office:value="17.159386" calcext:value-type="float">
            <text:p>17,159386</text:p>
          </table:table-cell>
          <table:table-cell/>
        </table:table-row>
        <table:table-row table:style-name="ro1">
          <table:table-cell table:style-name="ce2" office:value-type="string" calcext:value-type="string">
            <text:p>Exec 45</text:p>
          </table:table-cell>
          <table:table-cell office:value-type="float" office:value="14.656752" calcext:value-type="float">
            <text:p>14,656752</text:p>
          </table:table-cell>
          <table:table-cell office:value-type="float" office:value="12.826727" calcext:value-type="float">
            <text:p>12,826727</text:p>
          </table:table-cell>
          <table:table-cell office:value-type="float" office:value="17.225202" calcext:value-type="float">
            <text:p>17,225202</text:p>
          </table:table-cell>
          <table:table-cell office:value-type="float" office:value="15.751309" calcext:value-type="float">
            <text:p>15,751309</text:p>
          </table:table-cell>
          <table:table-cell office:value-type="float" office:value="17.474018" calcext:value-type="float">
            <text:p>17,474018</text:p>
          </table:table-cell>
          <table:table-cell/>
        </table:table-row>
        <table:table-row table:style-name="ro1">
          <table:table-cell table:style-name="ce2" office:value-type="string" calcext:value-type="string">
            <text:p>Exec 46</text:p>
          </table:table-cell>
          <table:table-cell office:value-type="float" office:value="15.294566" calcext:value-type="float">
            <text:p>15,294566</text:p>
          </table:table-cell>
          <table:table-cell office:value-type="float" office:value="12.531108" calcext:value-type="float">
            <text:p>12,531108</text:p>
          </table:table-cell>
          <table:table-cell office:value-type="float" office:value="17.88702" calcext:value-type="float">
            <text:p>17,88702</text:p>
          </table:table-cell>
          <table:table-cell office:value-type="float" office:value="16.088607" calcext:value-type="float">
            <text:p>16,088607</text:p>
          </table:table-cell>
          <table:table-cell office:value-type="float" office:value="17.5255" calcext:value-type="float">
            <text:p>17,5255</text:p>
          </table:table-cell>
          <table:table-cell/>
        </table:table-row>
        <table:table-row table:style-name="ro1">
          <table:table-cell table:style-name="ce2" office:value-type="string" calcext:value-type="string">
            <text:p>Exec 47</text:p>
          </table:table-cell>
          <table:table-cell office:value-type="float" office:value="13.943438" calcext:value-type="float">
            <text:p>13,943438</text:p>
          </table:table-cell>
          <table:table-cell office:value-type="float" office:value="12.56608" calcext:value-type="float">
            <text:p>12,56608</text:p>
          </table:table-cell>
          <table:table-cell office:value-type="float" office:value="18.387069" calcext:value-type="float">
            <text:p>18,387069</text:p>
          </table:table-cell>
          <table:table-cell office:value-type="float" office:value="15.404563" calcext:value-type="float">
            <text:p>15,404563</text:p>
          </table:table-cell>
          <table:table-cell office:value-type="float" office:value="17.920091" calcext:value-type="float">
            <text:p>17,920091</text:p>
          </table:table-cell>
          <table:table-cell/>
        </table:table-row>
        <table:table-row table:style-name="ro1">
          <table:table-cell table:style-name="ce2" office:value-type="string" calcext:value-type="string">
            <text:p>Exec 48</text:p>
          </table:table-cell>
          <table:table-cell office:value-type="float" office:value="15.127186" calcext:value-type="float">
            <text:p>15,127186</text:p>
          </table:table-cell>
          <table:table-cell office:value-type="float" office:value="12.669694" calcext:value-type="float">
            <text:p>12,669694</text:p>
          </table:table-cell>
          <table:table-cell office:value-type="float" office:value="18.28951" calcext:value-type="float">
            <text:p>18,28951</text:p>
          </table:table-cell>
          <table:table-cell office:value-type="float" office:value="15.720988" calcext:value-type="float">
            <text:p>15,720988</text:p>
          </table:table-cell>
          <table:table-cell office:value-type="float" office:value="17.404051" calcext:value-type="float">
            <text:p>17,404051</text:p>
          </table:table-cell>
          <table:table-cell/>
        </table:table-row>
        <table:table-row table:style-name="ro1">
          <table:table-cell table:style-name="ce2" office:value-type="string" calcext:value-type="string">
            <text:p>Exec 49</text:p>
          </table:table-cell>
          <table:table-cell office:value-type="float" office:value="13.801363" calcext:value-type="float">
            <text:p>13,801363</text:p>
          </table:table-cell>
          <table:table-cell office:value-type="float" office:value="12.425769" calcext:value-type="float">
            <text:p>12,425769</text:p>
          </table:table-cell>
          <table:table-cell office:value-type="float" office:value="18.731857" calcext:value-type="float">
            <text:p>18,731857</text:p>
          </table:table-cell>
          <table:table-cell office:value-type="float" office:value="15.360022" calcext:value-type="float">
            <text:p>15,360022</text:p>
          </table:table-cell>
          <table:table-cell office:value-type="float" office:value="17.609498" calcext:value-type="float">
            <text:p>17,609498</text:p>
          </table:table-cell>
          <table:table-cell/>
        </table:table-row>
        <table:table-row table:style-name="ro1">
          <table:table-cell table:style-name="ce2" office:value-type="string" calcext:value-type="string">
            <text:p>Exec 50</text:p>
          </table:table-cell>
          <table:table-cell office:value-type="float" office:value="14.877312" calcext:value-type="float">
            <text:p>14,877312</text:p>
          </table:table-cell>
          <table:table-cell office:value-type="float" office:value="12.5287" calcext:value-type="float">
            <text:p>12,5287</text:p>
          </table:table-cell>
          <table:table-cell office:value-type="float" office:value="17.820186" calcext:value-type="float">
            <text:p>17,820186</text:p>
          </table:table-cell>
          <table:table-cell office:value-type="float" office:value="15.521062" calcext:value-type="float">
            <text:p>15,521062</text:p>
          </table:table-cell>
          <table:table-cell office:value-type="float" office:value="17.89138" calcext:value-type="float">
            <text:p>17,89138</text:p>
          </table:table-cell>
          <table:table-cell/>
        </table:table-row>
        <table:table-row table:style-name="ro1">
          <table:table-cell table:style-name="ce2" office:value-type="string" calcext:value-type="string">
            <text:p>Exec 51</text:p>
          </table:table-cell>
          <table:table-cell office:value-type="float" office:value="15.561972" calcext:value-type="float">
            <text:p>15,561972</text:p>
          </table:table-cell>
          <table:table-cell office:value-type="float" office:value="12.561152" calcext:value-type="float">
            <text:p>12,561152</text:p>
          </table:table-cell>
          <table:table-cell office:value-type="float" office:value="17.894301" calcext:value-type="float">
            <text:p>17,894301</text:p>
          </table:table-cell>
          <table:table-cell office:value-type="float" office:value="15.938693" calcext:value-type="float">
            <text:p>15,938693</text:p>
          </table:table-cell>
          <table:table-cell office:value-type="float" office:value="18.038292" calcext:value-type="float">
            <text:p>18,038292</text:p>
          </table:table-cell>
          <table:table-cell/>
        </table:table-row>
        <table:table-row table:style-name="ro1">
          <table:table-cell table:style-name="ce2" office:value-type="string" calcext:value-type="string">
            <text:p>Exec 52</text:p>
          </table:table-cell>
          <table:table-cell office:value-type="float" office:value="13.868486" calcext:value-type="float">
            <text:p>13,868486</text:p>
          </table:table-cell>
          <table:table-cell office:value-type="float" office:value="12.924663" calcext:value-type="float">
            <text:p>12,924663</text:p>
          </table:table-cell>
          <table:table-cell office:value-type="float" office:value="17.315542" calcext:value-type="float">
            <text:p>17,315542</text:p>
          </table:table-cell>
          <table:table-cell office:value-type="float" office:value="15.837929" calcext:value-type="float">
            <text:p>15,837929</text:p>
          </table:table-cell>
          <table:table-cell office:value-type="float" office:value="17.328872" calcext:value-type="float">
            <text:p>17,328872</text:p>
          </table:table-cell>
          <table:table-cell/>
        </table:table-row>
        <table:table-row table:style-name="ro1">
          <table:table-cell table:style-name="ce2" office:value-type="string" calcext:value-type="string">
            <text:p>Exec 53</text:p>
          </table:table-cell>
          <table:table-cell office:value-type="float" office:value="15.571008" calcext:value-type="float">
            <text:p>15,571008</text:p>
          </table:table-cell>
          <table:table-cell office:value-type="float" office:value="12.583416" calcext:value-type="float">
            <text:p>12,583416</text:p>
          </table:table-cell>
          <table:table-cell office:value-type="float" office:value="17.494323" calcext:value-type="float">
            <text:p>17,494323</text:p>
          </table:table-cell>
          <table:table-cell office:value-type="float" office:value="15.758619" calcext:value-type="float">
            <text:p>15,758619</text:p>
          </table:table-cell>
          <table:table-cell office:value-type="float" office:value="17.828739" calcext:value-type="float">
            <text:p>17,828739</text:p>
          </table:table-cell>
          <table:table-cell/>
        </table:table-row>
        <table:table-row table:style-name="ro1">
          <table:table-cell table:style-name="ce2" office:value-type="string" calcext:value-type="string">
            <text:p>Exec 54</text:p>
          </table:table-cell>
          <table:table-cell office:value-type="float" office:value="13.912472" calcext:value-type="float">
            <text:p>13,912472</text:p>
          </table:table-cell>
          <table:table-cell office:value-type="float" office:value="13.191555" calcext:value-type="float">
            <text:p>13,191555</text:p>
          </table:table-cell>
          <table:table-cell office:value-type="float" office:value="18.614488" calcext:value-type="float">
            <text:p>18,614488</text:p>
          </table:table-cell>
          <table:table-cell office:value-type="float" office:value="15.279012" calcext:value-type="float">
            <text:p>15,279012</text:p>
          </table:table-cell>
          <table:table-cell office:value-type="float" office:value="17.296985" calcext:value-type="float">
            <text:p>17,296985</text:p>
          </table:table-cell>
          <table:table-cell/>
        </table:table-row>
        <table:table-row table:style-name="ro1">
          <table:table-cell table:style-name="ce2" office:value-type="string" calcext:value-type="string">
            <text:p>Exec 55</text:p>
          </table:table-cell>
          <table:table-cell office:value-type="float" office:value="14.331146" calcext:value-type="float">
            <text:p>14,331146</text:p>
          </table:table-cell>
          <table:table-cell office:value-type="float" office:value="12.635336" calcext:value-type="float">
            <text:p>12,635336</text:p>
          </table:table-cell>
          <table:table-cell office:value-type="float" office:value="18.00121" calcext:value-type="float">
            <text:p>18,00121</text:p>
          </table:table-cell>
          <table:table-cell office:value-type="float" office:value="15.305756" calcext:value-type="float">
            <text:p>15,305756</text:p>
          </table:table-cell>
          <table:table-cell office:value-type="float" office:value="17.292946" calcext:value-type="float">
            <text:p>17,292946</text:p>
          </table:table-cell>
          <table:table-cell/>
        </table:table-row>
        <table:table-row table:style-name="ro1">
          <table:table-cell table:style-name="ce2" office:value-type="string" calcext:value-type="string">
            <text:p>Exec 56</text:p>
          </table:table-cell>
          <table:table-cell office:value-type="float" office:value="15.129834" calcext:value-type="float">
            <text:p>15,129834</text:p>
          </table:table-cell>
          <table:table-cell office:value-type="float" office:value="12.323964" calcext:value-type="float">
            <text:p>12,323964</text:p>
          </table:table-cell>
          <table:table-cell office:value-type="float" office:value="18.955619" calcext:value-type="float">
            <text:p>18,955619</text:p>
          </table:table-cell>
          <table:table-cell office:value-type="float" office:value="15.626016" calcext:value-type="float">
            <text:p>15,626016</text:p>
          </table:table-cell>
          <table:table-cell office:value-type="float" office:value="17.522332" calcext:value-type="float">
            <text:p>17,522332</text:p>
          </table:table-cell>
          <table:table-cell/>
        </table:table-row>
        <table:table-row table:style-name="ro1">
          <table:table-cell table:style-name="ce2" office:value-type="string" calcext:value-type="string">
            <text:p>Exec 57</text:p>
          </table:table-cell>
          <table:table-cell office:value-type="float" office:value="15.707211" calcext:value-type="float">
            <text:p>15,707211</text:p>
          </table:table-cell>
          <table:table-cell office:value-type="float" office:value="12.770571" calcext:value-type="float">
            <text:p>12,770571</text:p>
          </table:table-cell>
          <table:table-cell office:value-type="float" office:value="17.160555" calcext:value-type="float">
            <text:p>17,160555</text:p>
          </table:table-cell>
          <table:table-cell office:value-type="float" office:value="15.762961" calcext:value-type="float">
            <text:p>15,762961</text:p>
          </table:table-cell>
          <table:table-cell office:value-type="float" office:value="17.862976" calcext:value-type="float">
            <text:p>17,862976</text:p>
          </table:table-cell>
          <table:table-cell/>
        </table:table-row>
        <table:table-row table:style-name="ro1">
          <table:table-cell table:style-name="ce2" office:value-type="string" calcext:value-type="string">
            <text:p>Exec 58</text:p>
          </table:table-cell>
          <table:table-cell office:value-type="float" office:value="14.892721" calcext:value-type="float">
            <text:p>14,892721</text:p>
          </table:table-cell>
          <table:table-cell office:value-type="float" office:value="12.957724" calcext:value-type="float">
            <text:p>12,957724</text:p>
          </table:table-cell>
          <table:table-cell office:value-type="float" office:value="17.670871" calcext:value-type="float">
            <text:p>17,670871</text:p>
          </table:table-cell>
          <table:table-cell office:value-type="float" office:value="15.257183" calcext:value-type="float">
            <text:p>15,257183</text:p>
          </table:table-cell>
          <table:table-cell office:value-type="float" office:value="17.794515" calcext:value-type="float">
            <text:p>17,794515</text:p>
          </table:table-cell>
          <table:table-cell/>
        </table:table-row>
        <table:table-row table:style-name="ro1">
          <table:table-cell table:style-name="ce2" office:value-type="string" calcext:value-type="string">
            <text:p>Exec 59</text:p>
          </table:table-cell>
          <table:table-cell office:value-type="float" office:value="15.492189" calcext:value-type="float">
            <text:p>15,492189</text:p>
          </table:table-cell>
          <table:table-cell office:value-type="float" office:value="12.826227" calcext:value-type="float">
            <text:p>12,826227</text:p>
          </table:table-cell>
          <table:table-cell office:value-type="float" office:value="18.048517" calcext:value-type="float">
            <text:p>18,048517</text:p>
          </table:table-cell>
          <table:table-cell office:value-type="float" office:value="15.533919" calcext:value-type="float">
            <text:p>15,533919</text:p>
          </table:table-cell>
          <table:table-cell office:value-type="float" office:value="17.976855" calcext:value-type="float">
            <text:p>17,976855</text:p>
          </table:table-cell>
          <table:table-cell/>
        </table:table-row>
        <table:table-row table:style-name="ro1">
          <table:table-cell table:style-name="ce2" office:value-type="string" calcext:value-type="string">
            <text:p>Exec 60</text:p>
          </table:table-cell>
          <table:table-cell office:value-type="float" office:value="14.741549" calcext:value-type="float">
            <text:p>14,741549</text:p>
          </table:table-cell>
          <table:table-cell office:value-type="float" office:value="12.66201" calcext:value-type="float">
            <text:p>12,66201</text:p>
          </table:table-cell>
          <table:table-cell office:value-type="float" office:value="18.56166" calcext:value-type="float">
            <text:p>18,56166</text:p>
          </table:table-cell>
          <table:table-cell office:value-type="float" office:value="15.817962" calcext:value-type="float">
            <text:p>15,817962</text:p>
          </table:table-cell>
          <table:table-cell office:value-type="float" office:value="17.155899" calcext:value-type="float">
            <text:p>17,155899</text:p>
          </table:table-cell>
          <table:table-cell/>
        </table:table-row>
        <table:table-row table:style-name="ro1">
          <table:table-cell table:style-name="ce2" office:value-type="string" calcext:value-type="string">
            <text:p>Exec 61</text:p>
          </table:table-cell>
          <table:table-cell office:value-type="float" office:value="14.922487" calcext:value-type="float">
            <text:p>14,922487</text:p>
          </table:table-cell>
          <table:table-cell office:value-type="float" office:value="12.458071" calcext:value-type="float">
            <text:p>12,458071</text:p>
          </table:table-cell>
          <table:table-cell office:value-type="float" office:value="17.344048" calcext:value-type="float">
            <text:p>17,344048</text:p>
          </table:table-cell>
          <table:table-cell office:value-type="float" office:value="15.952223" calcext:value-type="float">
            <text:p>15,952223</text:p>
          </table:table-cell>
          <table:table-cell office:value-type="float" office:value="18.09989" calcext:value-type="float">
            <text:p>18,09989</text:p>
          </table:table-cell>
          <table:table-cell/>
        </table:table-row>
        <table:table-row table:style-name="ro1">
          <table:table-cell table:style-name="ce2" office:value-type="string" calcext:value-type="string">
            <text:p>Exec 62</text:p>
          </table:table-cell>
          <table:table-cell office:value-type="float" office:value="14.213837" calcext:value-type="float">
            <text:p>14,213837</text:p>
          </table:table-cell>
          <table:table-cell office:value-type="float" office:value="12.755808" calcext:value-type="float">
            <text:p>12,755808</text:p>
          </table:table-cell>
          <table:table-cell office:value-type="float" office:value="18.882508" calcext:value-type="float">
            <text:p>18,882508</text:p>
          </table:table-cell>
          <table:table-cell office:value-type="float" office:value="15.315515" calcext:value-type="float">
            <text:p>15,315515</text:p>
          </table:table-cell>
          <table:table-cell office:value-type="float" office:value="17.491589" calcext:value-type="float">
            <text:p>17,491589</text:p>
          </table:table-cell>
          <table:table-cell/>
        </table:table-row>
        <table:table-row table:style-name="ro1">
          <table:table-cell table:style-name="ce2" office:value-type="string" calcext:value-type="string">
            <text:p>Exec 63</text:p>
          </table:table-cell>
          <table:table-cell office:value-type="float" office:value="15.500693" calcext:value-type="float">
            <text:p>15,500693</text:p>
          </table:table-cell>
          <table:table-cell office:value-type="float" office:value="12.369015" calcext:value-type="float">
            <text:p>12,369015</text:p>
          </table:table-cell>
          <table:table-cell office:value-type="float" office:value="18.554811" calcext:value-type="float">
            <text:p>18,554811</text:p>
          </table:table-cell>
          <table:table-cell office:value-type="float" office:value="15.790001" calcext:value-type="float">
            <text:p>15,790001</text:p>
          </table:table-cell>
          <table:table-cell office:value-type="float" office:value="17.095378" calcext:value-type="float">
            <text:p>17,095378</text:p>
          </table:table-cell>
          <table:table-cell/>
        </table:table-row>
        <table:table-row table:style-name="ro1">
          <table:table-cell table:style-name="ce2" office:value-type="string" calcext:value-type="string">
            <text:p>Exec 64</text:p>
          </table:table-cell>
          <table:table-cell office:value-type="float" office:value="14.91602" calcext:value-type="float">
            <text:p>14,91602</text:p>
          </table:table-cell>
          <table:table-cell office:value-type="float" office:value="12.938971" calcext:value-type="float">
            <text:p>12,938971</text:p>
          </table:table-cell>
          <table:table-cell office:value-type="float" office:value="18.301224" calcext:value-type="float">
            <text:p>18,301224</text:p>
          </table:table-cell>
          <table:table-cell office:value-type="float" office:value="15.981575" calcext:value-type="float">
            <text:p>15,981575</text:p>
          </table:table-cell>
          <table:table-cell office:value-type="float" office:value="17.504856" calcext:value-type="float">
            <text:p>17,504856</text:p>
          </table:table-cell>
          <table:table-cell/>
        </table:table-row>
        <table:table-row table:style-name="ro1">
          <table:table-cell table:style-name="ce2" office:value-type="string" calcext:value-type="string">
            <text:p>Exec 65</text:p>
          </table:table-cell>
          <table:table-cell office:value-type="float" office:value="14.266897" calcext:value-type="float">
            <text:p>14,266897</text:p>
          </table:table-cell>
          <table:table-cell office:value-type="float" office:value="12.887229" calcext:value-type="float">
            <text:p>12,887229</text:p>
          </table:table-cell>
          <table:table-cell office:value-type="float" office:value="18.063685" calcext:value-type="float">
            <text:p>18,063685</text:p>
          </table:table-cell>
          <table:table-cell office:value-type="float" office:value="15.523514" calcext:value-type="float">
            <text:p>15,523514</text:p>
          </table:table-cell>
          <table:table-cell office:value-type="float" office:value="17.468006" calcext:value-type="float">
            <text:p>17,468006</text:p>
          </table:table-cell>
          <table:table-cell/>
        </table:table-row>
        <table:table-row table:style-name="ro1">
          <table:table-cell table:style-name="ce2" office:value-type="string" calcext:value-type="string">
            <text:p>Exec 66</text:p>
          </table:table-cell>
          <table:table-cell office:value-type="float" office:value="14.294799" calcext:value-type="float">
            <text:p>14,294799</text:p>
          </table:table-cell>
          <table:table-cell office:value-type="float" office:value="12.775229" calcext:value-type="float">
            <text:p>12,775229</text:p>
          </table:table-cell>
          <table:table-cell office:value-type="float" office:value="17.511871" calcext:value-type="float">
            <text:p>17,511871</text:p>
          </table:table-cell>
          <table:table-cell office:value-type="float" office:value="15.427464" calcext:value-type="float">
            <text:p>15,427464</text:p>
          </table:table-cell>
          <table:table-cell office:value-type="float" office:value="18.042864" calcext:value-type="float">
            <text:p>18,042864</text:p>
          </table:table-cell>
          <table:table-cell/>
        </table:table-row>
        <table:table-row table:style-name="ro1">
          <table:table-cell table:style-name="ce2" office:value-type="string" calcext:value-type="string">
            <text:p>Exec 67</text:p>
          </table:table-cell>
          <table:table-cell office:value-type="float" office:value="15.542765" calcext:value-type="float">
            <text:p>15,542765</text:p>
          </table:table-cell>
          <table:table-cell office:value-type="float" office:value="13.147007" calcext:value-type="float">
            <text:p>13,147007</text:p>
          </table:table-cell>
          <table:table-cell office:value-type="float" office:value="17.613424" calcext:value-type="float">
            <text:p>17,613424</text:p>
          </table:table-cell>
          <table:table-cell office:value-type="float" office:value="15.796181" calcext:value-type="float">
            <text:p>15,796181</text:p>
          </table:table-cell>
          <table:table-cell office:value-type="float" office:value="17.978115" calcext:value-type="float">
            <text:p>17,978115</text:p>
          </table:table-cell>
          <table:table-cell/>
        </table:table-row>
        <table:table-row table:style-name="ro1">
          <table:table-cell table:style-name="ce2" office:value-type="string" calcext:value-type="string">
            <text:p>Exec 68</text:p>
          </table:table-cell>
          <table:table-cell office:value-type="float" office:value="14.261294" calcext:value-type="float">
            <text:p>14,261294</text:p>
          </table:table-cell>
          <table:table-cell office:value-type="float" office:value="12.444568" calcext:value-type="float">
            <text:p>12,444568</text:p>
          </table:table-cell>
          <table:table-cell office:value-type="float" office:value="17.646525" calcext:value-type="float">
            <text:p>17,646525</text:p>
          </table:table-cell>
          <table:table-cell office:value-type="float" office:value="15.761373" calcext:value-type="float">
            <text:p>15,761373</text:p>
          </table:table-cell>
          <table:table-cell office:value-type="float" office:value="18.037306" calcext:value-type="float">
            <text:p>18,037306</text:p>
          </table:table-cell>
          <table:table-cell/>
        </table:table-row>
        <table:table-row table:style-name="ro1">
          <table:table-cell table:style-name="ce2" office:value-type="string" calcext:value-type="string">
            <text:p>Exec 69</text:p>
          </table:table-cell>
          <table:table-cell office:value-type="float" office:value="15.29107" calcext:value-type="float">
            <text:p>15,29107</text:p>
          </table:table-cell>
          <table:table-cell office:value-type="float" office:value="12.465942" calcext:value-type="float">
            <text:p>12,465942</text:p>
          </table:table-cell>
          <table:table-cell office:value-type="float" office:value="18.600508" calcext:value-type="float">
            <text:p>18,600508</text:p>
          </table:table-cell>
          <table:table-cell office:value-type="float" office:value="15.254186" calcext:value-type="float">
            <text:p>15,254186</text:p>
          </table:table-cell>
          <table:table-cell office:value-type="float" office:value="17.601791" calcext:value-type="float">
            <text:p>17,601791</text:p>
          </table:table-cell>
          <table:table-cell/>
        </table:table-row>
        <table:table-row table:style-name="ro1">
          <table:table-cell table:style-name="ce2" office:value-type="string" calcext:value-type="string">
            <text:p>Exec 70</text:p>
          </table:table-cell>
          <table:table-cell office:value-type="float" office:value="15.254117" calcext:value-type="float">
            <text:p>15,254117</text:p>
          </table:table-cell>
          <table:table-cell office:value-type="float" office:value="12.608743" calcext:value-type="float">
            <text:p>12,608743</text:p>
          </table:table-cell>
          <table:table-cell office:value-type="float" office:value="17.873401" calcext:value-type="float">
            <text:p>17,873401</text:p>
          </table:table-cell>
          <table:table-cell office:value-type="float" office:value="15.902091" calcext:value-type="float">
            <text:p>15,902091</text:p>
          </table:table-cell>
          <table:table-cell office:value-type="float" office:value="17.130233" calcext:value-type="float">
            <text:p>17,130233</text:p>
          </table:table-cell>
          <table:table-cell/>
        </table:table-row>
        <table:table-row table:style-name="ro1">
          <table:table-cell table:style-name="ce2" office:value-type="string" calcext:value-type="string">
            <text:p>Exec 71</text:p>
          </table:table-cell>
          <table:table-cell office:value-type="float" office:value="14.55608" calcext:value-type="float">
            <text:p>14,55608</text:p>
          </table:table-cell>
          <table:table-cell office:value-type="float" office:value="13.064201" calcext:value-type="float">
            <text:p>13,064201</text:p>
          </table:table-cell>
          <table:table-cell office:value-type="float" office:value="18.405607" calcext:value-type="float">
            <text:p>18,405607</text:p>
          </table:table-cell>
          <table:table-cell office:value-type="float" office:value="15.891889" calcext:value-type="float">
            <text:p>15,891889</text:p>
          </table:table-cell>
          <table:table-cell office:value-type="float" office:value="17.700892" calcext:value-type="float">
            <text:p>17,700892</text:p>
          </table:table-cell>
          <table:table-cell/>
        </table:table-row>
        <table:table-row table:style-name="ro1">
          <table:table-cell table:style-name="ce2" office:value-type="string" calcext:value-type="string">
            <text:p>Exec 72</text:p>
          </table:table-cell>
          <table:table-cell office:value-type="float" office:value="15.833178" calcext:value-type="float">
            <text:p>15,833178</text:p>
          </table:table-cell>
          <table:table-cell office:value-type="float" office:value="13.088084" calcext:value-type="float">
            <text:p>13,088084</text:p>
          </table:table-cell>
          <table:table-cell office:value-type="float" office:value="17.615887" calcext:value-type="float">
            <text:p>17,615887</text:p>
          </table:table-cell>
          <table:table-cell office:value-type="float" office:value="15.657713" calcext:value-type="float">
            <text:p>15,657713</text:p>
          </table:table-cell>
          <table:table-cell office:value-type="float" office:value="17.828278" calcext:value-type="float">
            <text:p>17,828278</text:p>
          </table:table-cell>
          <table:table-cell/>
        </table:table-row>
        <table:table-row table:style-name="ro1">
          <table:table-cell table:style-name="ce2" office:value-type="string" calcext:value-type="string">
            <text:p>Exec 73</text:p>
          </table:table-cell>
          <table:table-cell office:value-type="float" office:value="15.270238" calcext:value-type="float">
            <text:p>15,270238</text:p>
          </table:table-cell>
          <table:table-cell office:value-type="float" office:value="12.676404" calcext:value-type="float">
            <text:p>12,676404</text:p>
          </table:table-cell>
          <table:table-cell office:value-type="float" office:value="18.793073" calcext:value-type="float">
            <text:p>18,793073</text:p>
          </table:table-cell>
          <table:table-cell office:value-type="float" office:value="16.050232" calcext:value-type="float">
            <text:p>16,050232</text:p>
          </table:table-cell>
          <table:table-cell office:value-type="float" office:value="17.14044" calcext:value-type="float">
            <text:p>17,14044</text:p>
          </table:table-cell>
          <table:table-cell/>
        </table:table-row>
        <table:table-row table:style-name="ro1">
          <table:table-cell table:style-name="ce2" office:value-type="string" calcext:value-type="string">
            <text:p>Exec 74</text:p>
          </table:table-cell>
          <table:table-cell office:value-type="float" office:value="14.36302" calcext:value-type="float">
            <text:p>14,36302</text:p>
          </table:table-cell>
          <table:table-cell office:value-type="float" office:value="12.301365" calcext:value-type="float">
            <text:p>12,301365</text:p>
          </table:table-cell>
          <table:table-cell office:value-type="float" office:value="17.263834" calcext:value-type="float">
            <text:p>17,263834</text:p>
          </table:table-cell>
          <table:table-cell office:value-type="float" office:value="15.388315" calcext:value-type="float">
            <text:p>15,388315</text:p>
          </table:table-cell>
          <table:table-cell office:value-type="float" office:value="17.812752" calcext:value-type="float">
            <text:p>17,812752</text:p>
          </table:table-cell>
          <table:table-cell/>
        </table:table-row>
        <table:table-row table:style-name="ro1">
          <table:table-cell table:style-name="ce2" office:value-type="string" calcext:value-type="string">
            <text:p>Exec 75</text:p>
          </table:table-cell>
          <table:table-cell office:value-type="float" office:value="14.74355" calcext:value-type="float">
            <text:p>14,74355</text:p>
          </table:table-cell>
          <table:table-cell office:value-type="float" office:value="12.767268" calcext:value-type="float">
            <text:p>12,767268</text:p>
          </table:table-cell>
          <table:table-cell office:value-type="float" office:value="18.949649" calcext:value-type="float">
            <text:p>18,949649</text:p>
          </table:table-cell>
          <table:table-cell office:value-type="float" office:value="15.352621" calcext:value-type="float">
            <text:p>15,352621</text:p>
          </table:table-cell>
          <table:table-cell office:value-type="float" office:value="17.437392" calcext:value-type="float">
            <text:p>17,437392</text:p>
          </table:table-cell>
          <table:table-cell/>
        </table:table-row>
        <table:table-row table:style-name="ro1">
          <table:table-cell table:style-name="ce2" office:value-type="string" calcext:value-type="string">
            <text:p>Exec 76</text:p>
          </table:table-cell>
          <table:table-cell office:value-type="float" office:value="14.813308" calcext:value-type="float">
            <text:p>14,813308</text:p>
          </table:table-cell>
          <table:table-cell office:value-type="float" office:value="12.469379" calcext:value-type="float">
            <text:p>12,469379</text:p>
          </table:table-cell>
          <table:table-cell office:value-type="float" office:value="17.298666" calcext:value-type="float">
            <text:p>17,298666</text:p>
          </table:table-cell>
          <table:table-cell office:value-type="float" office:value="15.831887" calcext:value-type="float">
            <text:p>15,831887</text:p>
          </table:table-cell>
          <table:table-cell office:value-type="float" office:value="17.391282" calcext:value-type="float">
            <text:p>17,391282</text:p>
          </table:table-cell>
          <table:table-cell/>
        </table:table-row>
        <table:table-row table:style-name="ro1">
          <table:table-cell table:style-name="ce2" office:value-type="string" calcext:value-type="string">
            <text:p>Exec 77</text:p>
          </table:table-cell>
          <table:table-cell office:value-type="float" office:value="15.807721" calcext:value-type="float">
            <text:p>15,807721</text:p>
          </table:table-cell>
          <table:table-cell office:value-type="float" office:value="12.369089" calcext:value-type="float">
            <text:p>12,369089</text:p>
          </table:table-cell>
          <table:table-cell office:value-type="float" office:value="18.19508" calcext:value-type="float">
            <text:p>18,19508</text:p>
          </table:table-cell>
          <table:table-cell office:value-type="float" office:value="15.193665" calcext:value-type="float">
            <text:p>15,193665</text:p>
          </table:table-cell>
          <table:table-cell office:value-type="float" office:value="17.484754" calcext:value-type="float">
            <text:p>17,484754</text:p>
          </table:table-cell>
          <table:table-cell/>
        </table:table-row>
        <table:table-row table:style-name="ro1">
          <table:table-cell table:style-name="ce2" office:value-type="string" calcext:value-type="string">
            <text:p>Exec 78</text:p>
          </table:table-cell>
          <table:table-cell office:value-type="float" office:value="15.138048" calcext:value-type="float">
            <text:p>15,138048</text:p>
          </table:table-cell>
          <table:table-cell office:value-type="float" office:value="12.874464" calcext:value-type="float">
            <text:p>12,874464</text:p>
          </table:table-cell>
          <table:table-cell office:value-type="float" office:value="18.650157" calcext:value-type="float">
            <text:p>18,650157</text:p>
          </table:table-cell>
          <table:table-cell office:value-type="float" office:value="15.666993" calcext:value-type="float">
            <text:p>15,666993</text:p>
          </table:table-cell>
          <table:table-cell office:value-type="float" office:value="17.678184" calcext:value-type="float">
            <text:p>17,678184</text:p>
          </table:table-cell>
          <table:table-cell/>
        </table:table-row>
        <table:table-row table:style-name="ro1">
          <table:table-cell table:style-name="ce2" office:value-type="string" calcext:value-type="string">
            <text:p>Exec 79</text:p>
          </table:table-cell>
          <table:table-cell office:value-type="float" office:value="15.343936" calcext:value-type="float">
            <text:p>15,343936</text:p>
          </table:table-cell>
          <table:table-cell office:value-type="float" office:value="12.549943" calcext:value-type="float">
            <text:p>12,549943</text:p>
          </table:table-cell>
          <table:table-cell office:value-type="float" office:value="17.613116" calcext:value-type="float">
            <text:p>17,613116</text:p>
          </table:table-cell>
          <table:table-cell office:value-type="float" office:value="16.052211" calcext:value-type="float">
            <text:p>16,052211</text:p>
          </table:table-cell>
          <table:table-cell office:value-type="float" office:value="17.039188" calcext:value-type="float">
            <text:p>17,039188</text:p>
          </table:table-cell>
          <table:table-cell/>
        </table:table-row>
        <table:table-row table:style-name="ro1">
          <table:table-cell table:style-name="ce2" office:value-type="string" calcext:value-type="string">
            <text:p>Exec 80</text:p>
          </table:table-cell>
          <table:table-cell office:value-type="float" office:value="14.001201" calcext:value-type="float">
            <text:p>14,001201</text:p>
          </table:table-cell>
          <table:table-cell office:value-type="float" office:value="12.294185" calcext:value-type="float">
            <text:p>12,294185</text:p>
          </table:table-cell>
          <table:table-cell office:value-type="float" office:value="18.961611" calcext:value-type="float">
            <text:p>18,961611</text:p>
          </table:table-cell>
          <table:table-cell office:value-type="float" office:value="15.91169" calcext:value-type="float">
            <text:p>15,91169</text:p>
          </table:table-cell>
          <table:table-cell office:value-type="float" office:value="17.942086" calcext:value-type="float">
            <text:p>17,942086</text:p>
          </table:table-cell>
          <table:table-cell/>
        </table:table-row>
        <table:table-row table:style-name="ro1">
          <table:table-cell table:style-name="ce2" office:value-type="string" calcext:value-type="string">
            <text:p>Exec 81</text:p>
          </table:table-cell>
          <table:table-cell office:value-type="float" office:value="15.478595" calcext:value-type="float">
            <text:p>15,478595</text:p>
          </table:table-cell>
          <table:table-cell office:value-type="float" office:value="12.757669" calcext:value-type="float">
            <text:p>12,757669</text:p>
          </table:table-cell>
          <table:table-cell office:value-type="float" office:value="18.317548" calcext:value-type="float">
            <text:p>18,317548</text:p>
          </table:table-cell>
          <table:table-cell office:value-type="float" office:value="15.415855" calcext:value-type="float">
            <text:p>15,415855</text:p>
          </table:table-cell>
          <table:table-cell office:value-type="float" office:value="17.230352" calcext:value-type="float">
            <text:p>17,230352</text:p>
          </table:table-cell>
          <table:table-cell/>
        </table:table-row>
        <table:table-row table:style-name="ro1">
          <table:table-cell table:style-name="ce2" office:value-type="string" calcext:value-type="string">
            <text:p>Exec 82</text:p>
          </table:table-cell>
          <table:table-cell office:value-type="float" office:value="13.969725" calcext:value-type="float">
            <text:p>13,969725</text:p>
          </table:table-cell>
          <table:table-cell office:value-type="float" office:value="12.640584" calcext:value-type="float">
            <text:p>12,640584</text:p>
          </table:table-cell>
          <table:table-cell office:value-type="float" office:value="18.010222" calcext:value-type="float">
            <text:p>18,010222</text:p>
          </table:table-cell>
          <table:table-cell office:value-type="float" office:value="15.601946" calcext:value-type="float">
            <text:p>15,601946</text:p>
          </table:table-cell>
          <table:table-cell office:value-type="float" office:value="17.885807" calcext:value-type="float">
            <text:p>17,885807</text:p>
          </table:table-cell>
          <table:table-cell/>
        </table:table-row>
        <table:table-row table:style-name="ro1">
          <table:table-cell table:style-name="ce2" office:value-type="string" calcext:value-type="string">
            <text:p>Exec 83</text:p>
          </table:table-cell>
          <table:table-cell office:value-type="float" office:value="15.525465" calcext:value-type="float">
            <text:p>15,525465</text:p>
          </table:table-cell>
          <table:table-cell office:value-type="float" office:value="12.359607" calcext:value-type="float">
            <text:p>12,359607</text:p>
          </table:table-cell>
          <table:table-cell office:value-type="float" office:value="17.459488" calcext:value-type="float">
            <text:p>17,459488</text:p>
          </table:table-cell>
          <table:table-cell office:value-type="float" office:value="16.04448" calcext:value-type="float">
            <text:p>16,04448</text:p>
          </table:table-cell>
          <table:table-cell office:value-type="float" office:value="17.498117" calcext:value-type="float">
            <text:p>17,498117</text:p>
          </table:table-cell>
          <table:table-cell/>
        </table:table-row>
        <table:table-row table:style-name="ro1">
          <table:table-cell table:style-name="ce2" office:value-type="string" calcext:value-type="string">
            <text:p>Exec 84</text:p>
          </table:table-cell>
          <table:table-cell office:value-type="float" office:value="14.378854" calcext:value-type="float">
            <text:p>14,378854</text:p>
          </table:table-cell>
          <table:table-cell office:value-type="float" office:value="12.93731" calcext:value-type="float">
            <text:p>12,93731</text:p>
          </table:table-cell>
          <table:table-cell office:value-type="float" office:value="18.075889" calcext:value-type="float">
            <text:p>18,075889</text:p>
          </table:table-cell>
          <table:table-cell office:value-type="float" office:value="15.194902" calcext:value-type="float">
            <text:p>15,194902</text:p>
          </table:table-cell>
          <table:table-cell office:value-type="float" office:value="18.030162" calcext:value-type="float">
            <text:p>18,030162</text:p>
          </table:table-cell>
          <table:table-cell/>
        </table:table-row>
        <table:table-row table:style-name="ro1">
          <table:table-cell table:style-name="ce2" office:value-type="string" calcext:value-type="string">
            <text:p>Exec 85</text:p>
          </table:table-cell>
          <table:table-cell office:value-type="float" office:value="15.347526" calcext:value-type="float">
            <text:p>15,347526</text:p>
          </table:table-cell>
          <table:table-cell office:value-type="float" office:value="12.446433" calcext:value-type="float">
            <text:p>12,446433</text:p>
          </table:table-cell>
          <table:table-cell office:value-type="float" office:value="18.208803" calcext:value-type="float">
            <text:p>18,208803</text:p>
          </table:table-cell>
          <table:table-cell office:value-type="float" office:value="15.801812" calcext:value-type="float">
            <text:p>15,801812</text:p>
          </table:table-cell>
          <table:table-cell office:value-type="float" office:value="17.634154" calcext:value-type="float">
            <text:p>17,634154</text:p>
          </table:table-cell>
          <table:table-cell/>
        </table:table-row>
        <table:table-row table:style-name="ro1">
          <table:table-cell table:style-name="ce2" office:value-type="string" calcext:value-type="string">
            <text:p>Exec 86</text:p>
          </table:table-cell>
          <table:table-cell office:value-type="float" office:value="14.751603" calcext:value-type="float">
            <text:p>14,751603</text:p>
          </table:table-cell>
          <table:table-cell office:value-type="float" office:value="12.514245" calcext:value-type="float">
            <text:p>12,514245</text:p>
          </table:table-cell>
          <table:table-cell office:value-type="float" office:value="17.38392" calcext:value-type="float">
            <text:p>17,38392</text:p>
          </table:table-cell>
          <table:table-cell office:value-type="float" office:value="15.723372" calcext:value-type="float">
            <text:p>15,723372</text:p>
          </table:table-cell>
          <table:table-cell office:value-type="float" office:value="18.021532" calcext:value-type="float">
            <text:p>18,021532</text:p>
          </table:table-cell>
          <table:table-cell/>
        </table:table-row>
        <table:table-row table:style-name="ro1">
          <table:table-cell table:style-name="ce2" office:value-type="string" calcext:value-type="string">
            <text:p>Exec 87</text:p>
          </table:table-cell>
          <table:table-cell office:value-type="float" office:value="14.333186" calcext:value-type="float">
            <text:p>14,333186</text:p>
          </table:table-cell>
          <table:table-cell office:value-type="float" office:value="12.907465" calcext:value-type="float">
            <text:p>12,907465</text:p>
          </table:table-cell>
          <table:table-cell office:value-type="float" office:value="18.38053" calcext:value-type="float">
            <text:p>18,38053</text:p>
          </table:table-cell>
          <table:table-cell office:value-type="float" office:value="15.30624" calcext:value-type="float">
            <text:p>15,30624</text:p>
          </table:table-cell>
          <table:table-cell office:value-type="float" office:value="17.609598" calcext:value-type="float">
            <text:p>17,609598</text:p>
          </table:table-cell>
          <table:table-cell/>
        </table:table-row>
        <table:table-row table:style-name="ro1">
          <table:table-cell table:style-name="ce2" office:value-type="string" calcext:value-type="string">
            <text:p>Exec 88</text:p>
          </table:table-cell>
          <table:table-cell office:value-type="float" office:value="14.575992" calcext:value-type="float">
            <text:p>14,575992</text:p>
          </table:table-cell>
          <table:table-cell office:value-type="float" office:value="13.047611" calcext:value-type="float">
            <text:p>13,047611</text:p>
          </table:table-cell>
          <table:table-cell office:value-type="float" office:value="18.330174" calcext:value-type="float">
            <text:p>18,330174</text:p>
          </table:table-cell>
          <table:table-cell office:value-type="float" office:value="15.927953" calcext:value-type="float">
            <text:p>15,927953</text:p>
          </table:table-cell>
          <table:table-cell office:value-type="float" office:value="17.872935" calcext:value-type="float">
            <text:p>17,872935</text:p>
          </table:table-cell>
          <table:table-cell/>
        </table:table-row>
        <table:table-row table:style-name="ro1">
          <table:table-cell table:style-name="ce2" office:value-type="string" calcext:value-type="string">
            <text:p>Exec 89</text:p>
          </table:table-cell>
          <table:table-cell office:value-type="float" office:value="14.060766" calcext:value-type="float">
            <text:p>14,060766</text:p>
          </table:table-cell>
          <table:table-cell office:value-type="float" office:value="12.626892" calcext:value-type="float">
            <text:p>12,626892</text:p>
          </table:table-cell>
          <table:table-cell office:value-type="float" office:value="18.680843" calcext:value-type="float">
            <text:p>18,680843</text:p>
          </table:table-cell>
          <table:table-cell office:value-type="float" office:value="15.69767" calcext:value-type="float">
            <text:p>15,69767</text:p>
          </table:table-cell>
          <table:table-cell office:value-type="float" office:value="17.231644" calcext:value-type="float">
            <text:p>17,231644</text:p>
          </table:table-cell>
          <table:table-cell/>
        </table:table-row>
        <table:table-row table:style-name="ro1">
          <table:table-cell table:style-name="ce2" office:value-type="string" calcext:value-type="string">
            <text:p>Exec 90</text:p>
          </table:table-cell>
          <table:table-cell office:value-type="float" office:value="15.141332" calcext:value-type="float">
            <text:p>15,141332</text:p>
          </table:table-cell>
          <table:table-cell office:value-type="float" office:value="12.481299" calcext:value-type="float">
            <text:p>12,481299</text:p>
          </table:table-cell>
          <table:table-cell office:value-type="float" office:value="18.088729" calcext:value-type="float">
            <text:p>18,088729</text:p>
          </table:table-cell>
          <table:table-cell office:value-type="float" office:value="15.460134" calcext:value-type="float">
            <text:p>15,460134</text:p>
          </table:table-cell>
          <table:table-cell office:value-type="float" office:value="18.034542" calcext:value-type="float">
            <text:p>18,034542</text:p>
          </table:table-cell>
          <table:table-cell/>
        </table:table-row>
        <table:table-row table:style-name="ro1">
          <table:table-cell table:style-name="ce2" office:value-type="string" calcext:value-type="string">
            <text:p>Exec 91</text:p>
          </table:table-cell>
          <table:table-cell office:value-type="float" office:value="13.931427" calcext:value-type="float">
            <text:p>13,931427</text:p>
          </table:table-cell>
          <table:table-cell office:value-type="float" office:value="12.85438" calcext:value-type="float">
            <text:p>12,85438</text:p>
          </table:table-cell>
          <table:table-cell office:value-type="float" office:value="18.877131" calcext:value-type="float">
            <text:p>18,877131</text:p>
          </table:table-cell>
          <table:table-cell office:value-type="float" office:value="15.636129" calcext:value-type="float">
            <text:p>15,636129</text:p>
          </table:table-cell>
          <table:table-cell office:value-type="float" office:value="17.994503" calcext:value-type="float">
            <text:p>17,994503</text:p>
          </table:table-cell>
          <table:table-cell/>
        </table:table-row>
        <table:table-row table:style-name="ro1">
          <table:table-cell table:style-name="ce2" office:value-type="string" calcext:value-type="string">
            <text:p>Exec 92</text:p>
          </table:table-cell>
          <table:table-cell office:value-type="float" office:value="15.422145" calcext:value-type="float">
            <text:p>15,422145</text:p>
          </table:table-cell>
          <table:table-cell office:value-type="float" office:value="12.440348" calcext:value-type="float">
            <text:p>12,440348</text:p>
          </table:table-cell>
          <table:table-cell office:value-type="float" office:value="17.793599" calcext:value-type="float">
            <text:p>17,793599</text:p>
          </table:table-cell>
          <table:table-cell office:value-type="float" office:value="15.480972" calcext:value-type="float">
            <text:p>15,480972</text:p>
          </table:table-cell>
          <table:table-cell office:value-type="float" office:value="17.830962" calcext:value-type="float">
            <text:p>17,830962</text:p>
          </table:table-cell>
          <table:table-cell/>
        </table:table-row>
        <table:table-row table:style-name="ro1">
          <table:table-cell table:style-name="ce2" office:value-type="string" calcext:value-type="string">
            <text:p>Exec 93</text:p>
          </table:table-cell>
          <table:table-cell office:value-type="float" office:value="15.346566" calcext:value-type="float">
            <text:p>15,346566</text:p>
          </table:table-cell>
          <table:table-cell office:value-type="float" office:value="13.06646" calcext:value-type="float">
            <text:p>13,06646</text:p>
          </table:table-cell>
          <table:table-cell office:value-type="float" office:value="18.330776" calcext:value-type="float">
            <text:p>18,330776</text:p>
          </table:table-cell>
          <table:table-cell office:value-type="float" office:value="15.690159" calcext:value-type="float">
            <text:p>15,690159</text:p>
          </table:table-cell>
          <table:table-cell office:value-type="float" office:value="17.940438" calcext:value-type="float">
            <text:p>17,940438</text:p>
          </table:table-cell>
          <table:table-cell/>
        </table:table-row>
        <table:table-row table:style-name="ro1">
          <table:table-cell table:style-name="ce2" office:value-type="string" calcext:value-type="string">
            <text:p>Exec 94</text:p>
          </table:table-cell>
          <table:table-cell office:value-type="float" office:value="13.754531" calcext:value-type="float">
            <text:p>13,754531</text:p>
          </table:table-cell>
          <table:table-cell office:value-type="float" office:value="12.543991" calcext:value-type="float">
            <text:p>12,543991</text:p>
          </table:table-cell>
          <table:table-cell office:value-type="float" office:value="18.181296" calcext:value-type="float">
            <text:p>18,181296</text:p>
          </table:table-cell>
          <table:table-cell office:value-type="float" office:value="15.260058" calcext:value-type="float">
            <text:p>15,260058</text:p>
          </table:table-cell>
          <table:table-cell office:value-type="float" office:value="17.758402" calcext:value-type="float">
            <text:p>17,758402</text:p>
          </table:table-cell>
          <table:table-cell/>
        </table:table-row>
        <table:table-row table:style-name="ro1">
          <table:table-cell table:style-name="ce2" office:value-type="string" calcext:value-type="string">
            <text:p>Exec 95</text:p>
          </table:table-cell>
          <table:table-cell office:value-type="float" office:value="15.225273" calcext:value-type="float">
            <text:p>15,225273</text:p>
          </table:table-cell>
          <table:table-cell office:value-type="float" office:value="12.364461" calcext:value-type="float">
            <text:p>12,364461</text:p>
          </table:table-cell>
          <table:table-cell office:value-type="float" office:value="17.183823" calcext:value-type="float">
            <text:p>17,183823</text:p>
          </table:table-cell>
          <table:table-cell office:value-type="float" office:value="15.772806" calcext:value-type="float">
            <text:p>15,772806</text:p>
          </table:table-cell>
          <table:table-cell office:value-type="float" office:value="17.064979" calcext:value-type="float">
            <text:p>17,064979</text:p>
          </table:table-cell>
          <table:table-cell/>
        </table:table-row>
        <table:table-row table:style-name="ro1">
          <table:table-cell table:style-name="ce2" office:value-type="string" calcext:value-type="string">
            <text:p>Exec 96</text:p>
          </table:table-cell>
          <table:table-cell office:value-type="float" office:value="14.769421" calcext:value-type="float">
            <text:p>14,769421</text:p>
          </table:table-cell>
          <table:table-cell office:value-type="float" office:value="13.00566" calcext:value-type="float">
            <text:p>13,00566</text:p>
          </table:table-cell>
          <table:table-cell office:value-type="float" office:value="18.534863" calcext:value-type="float">
            <text:p>18,534863</text:p>
          </table:table-cell>
          <table:table-cell office:value-type="float" office:value="15.740275" calcext:value-type="float">
            <text:p>15,740275</text:p>
          </table:table-cell>
          <table:table-cell office:value-type="float" office:value="18.069783" calcext:value-type="float">
            <text:p>18,069783</text:p>
          </table:table-cell>
          <table:table-cell/>
        </table:table-row>
        <table:table-row table:style-name="ro1">
          <table:table-cell table:style-name="ce2" office:value-type="string" calcext:value-type="string">
            <text:p>Exec 97</text:p>
          </table:table-cell>
          <table:table-cell office:value-type="float" office:value="13.868465" calcext:value-type="float">
            <text:p>13,868465</text:p>
          </table:table-cell>
          <table:table-cell office:value-type="float" office:value="12.936365" calcext:value-type="float">
            <text:p>12,936365</text:p>
          </table:table-cell>
          <table:table-cell office:value-type="float" office:value="17.946471" calcext:value-type="float">
            <text:p>17,946471</text:p>
          </table:table-cell>
          <table:table-cell office:value-type="float" office:value="15.491019" calcext:value-type="float">
            <text:p>15,491019</text:p>
          </table:table-cell>
          <table:table-cell office:value-type="float" office:value="17.249404" calcext:value-type="float">
            <text:p>17,249404</text:p>
          </table:table-cell>
          <table:table-cell/>
        </table:table-row>
        <table:table-row table:style-name="ro1">
          <table:table-cell table:style-name="ce2" office:value-type="string" calcext:value-type="string">
            <text:p>Exec 98</text:p>
          </table:table-cell>
          <table:table-cell office:value-type="float" office:value="14.624351" calcext:value-type="float">
            <text:p>14,624351</text:p>
          </table:table-cell>
          <table:table-cell office:value-type="float" office:value="12.548097" calcext:value-type="float">
            <text:p>12,548097</text:p>
          </table:table-cell>
          <table:table-cell office:value-type="float" office:value="17.490678" calcext:value-type="float">
            <text:p>17,490678</text:p>
          </table:table-cell>
          <table:table-cell office:value-type="float" office:value="15.717382" calcext:value-type="float">
            <text:p>15,717382</text:p>
          </table:table-cell>
          <table:table-cell office:value-type="float" office:value="17.943986" calcext:value-type="float">
            <text:p>17,943986</text:p>
          </table:table-cell>
          <table:table-cell/>
        </table:table-row>
        <table:table-row table:style-name="ro1">
          <table:table-cell table:style-name="ce2" office:value-type="string" calcext:value-type="string">
            <text:p>Exec 99</text:p>
          </table:table-cell>
          <table:table-cell office:value-type="float" office:value="14.456121" calcext:value-type="float">
            <text:p>14,456121</text:p>
          </table:table-cell>
          <table:table-cell office:value-type="float" office:value="12.62327" calcext:value-type="float">
            <text:p>12,62327</text:p>
          </table:table-cell>
          <table:table-cell office:value-type="float" office:value="17.687032" calcext:value-type="float">
            <text:p>17,687032</text:p>
          </table:table-cell>
          <table:table-cell office:value-type="float" office:value="15.398342" calcext:value-type="float">
            <text:p>15,398342</text:p>
          </table:table-cell>
          <table:table-cell office:value-type="float" office:value="17.319876" calcext:value-type="float">
            <text:p>17,319876</text:p>
          </table:table-cell>
          <table:table-cell/>
        </table:table-row>
        <table:table-row table:style-name="ro1">
          <table:table-cell table:style-name="ce2" office:value-type="string" calcext:value-type="string">
            <text:p>Exec 100</text:p>
          </table:table-cell>
          <table:table-cell office:value-type="float" office:value="15.76869" calcext:value-type="float">
            <text:p>15,76869</text:p>
          </table:table-cell>
          <table:table-cell office:value-type="float" office:value="13.159518" calcext:value-type="float">
            <text:p>13,159518</text:p>
          </table:table-cell>
          <table:table-cell office:value-type="float" office:value="18.601941" calcext:value-type="float">
            <text:p>18,601941</text:p>
          </table:table-cell>
          <table:table-cell office:value-type="float" office:value="15.891907" calcext:value-type="float">
            <text:p>15,891907</text:p>
          </table:table-cell>
          <table:table-cell office:value-type="float" office:value="18.051394" calcext:value-type="float">
            <text:p>18,051394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7" table:formula="of:=AVERAGE([.B2:.B101])" office:value-type="float" office:value="14.88037634" calcext:value-type="float">
            <text:p>14,88037634</text:p>
          </table:table-cell>
          <table:table-cell table:style-name="ce7" table:formula="of:=AVERAGE([.C2:.C101])" office:value-type="float" office:value="12.7474587" calcext:value-type="float">
            <text:p>12,7474587</text:p>
          </table:table-cell>
          <table:table-cell table:style-name="ce7" table:formula="of:=AVERAGE([.D2:.D101])" office:value-type="float" office:value="18.07119802" calcext:value-type="float">
            <text:p>18,07119802</text:p>
          </table:table-cell>
          <table:table-cell table:style-name="ce7" table:formula="of:=AVERAGE([.E2:.E101])" office:value-type="float" office:value="15.64514972" calcext:value-type="float">
            <text:p>15,64514972</text:p>
          </table:table-cell>
          <table:table-cell table:style-name="ce7" table:formula="of:=AVERAGE([.F2:.F101])" office:value-type="float" office:value="17.59969469" calcext:value-type="float">
            <text:p>17,59969469</text:p>
          </table:table-cell>
          <table:table-cell/>
        </table:table-row>
        <table:table-row table:style-name="ro1">
          <table:table-cell table:style-name="ce2" office:value-type="string" calcext:value-type="string">
            <text:p>STD_DEV</text:p>
          </table:table-cell>
          <table:table-cell table:style-name="ce7" table:formula="of:=STDEV([.B2:.B101])" office:value-type="float" office:value="0.606431804945552" calcext:value-type="float">
            <text:p>0,606431804945552</text:p>
          </table:table-cell>
          <table:table-cell table:style-name="ce7" table:formula="of:=STDEV([.C2:.C101])" office:value-type="float" office:value="0.260470950582795" calcext:value-type="float">
            <text:p>0,260470950582795</text:p>
          </table:table-cell>
          <table:table-cell table:style-name="ce7" table:formula="of:=STDEV([.D2:.D101])" office:value-type="float" office:value="0.497385897967411" calcext:value-type="float">
            <text:p>0,497385897967411</text:p>
          </table:table-cell>
          <table:table-cell table:style-name="ce7" table:formula="of:=STDEV([.E2:.E101])" office:value-type="float" office:value="0.256738379173957" calcext:value-type="float">
            <text:p>0,256738379173957</text:p>
          </table:table-cell>
          <table:table-cell table:style-name="ce7" table:formula="of:=STDEV([.F2:.F101])" office:value-type="float" office:value="0.300430809156918" calcext:value-type="float">
            <text:p>0,300430809156918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office:value-type="float" office:value="14.409414" calcext:value-type="float">
            <text:p>14,409414</text:p>
          </table:table-cell>
          <table:table-cell table:number-columns-repeated="2" office:value-type="float" office:value="11.453023" calcext:value-type="float">
            <text:p>11,453023</text:p>
          </table:table-cell>
          <table:table-cell office:value-type="float" office:value="14.402395" calcext:value-type="float">
            <text:p>14,402395</text:p>
          </table:table-cell>
          <table:table-cell office:value-type="float" office:value="16.412806" calcext:value-type="float">
            <text:p>16,412806</text:p>
          </table:table-cell>
          <table:table-cell table:style-name="ce1" office:value-type="string" calcext:value-type="string">
            <text:p>SEM OFF</text:p>
          </table:table-cell>
        </table:table-row>
        <table:table-row table:style-name="ro1">
          <table:table-cell/>
          <table:table-cell office:value-type="float" office:value="14.02518" calcext:value-type="float">
            <text:p>14,02518</text:p>
          </table:table-cell>
          <table:table-cell table:number-columns-repeated="2" office:value-type="float" office:value="11.414367" calcext:value-type="float">
            <text:p>11,414367</text:p>
          </table:table-cell>
          <table:table-cell office:value-type="float" office:value="14.44785" calcext:value-type="float">
            <text:p>14,44785</text:p>
          </table:table-cell>
          <table:table-cell office:value-type="float" office:value="16.193386" calcext:value-type="float">
            <text:p>16,193386</text:p>
          </table:table-cell>
          <table:table-cell/>
        </table:table-row>
        <table:table-row table:style-name="ro1">
          <table:table-cell/>
          <table:table-cell office:value-type="float" office:value="14.109825" calcext:value-type="float">
            <text:p>14,109825</text:p>
          </table:table-cell>
          <table:table-cell table:number-columns-repeated="2" office:value-type="float" office:value="11.404825" calcext:value-type="float">
            <text:p>11,404825</text:p>
          </table:table-cell>
          <table:table-cell office:value-type="float" office:value="14.079638" calcext:value-type="float">
            <text:p>14,079638</text:p>
          </table:table-cell>
          <table:table-cell office:value-type="float" office:value="16.062587" calcext:value-type="float">
            <text:p>16,062587</text:p>
          </table:table-cell>
          <table:table-cell/>
        </table:table-row>
        <table:table-row table:style-name="ro1">
          <table:table-cell/>
          <table:table-cell office:value-type="float" office:value="14.378797" calcext:value-type="float">
            <text:p>14,378797</text:p>
          </table:table-cell>
          <table:table-cell table:number-columns-repeated="2" office:value-type="float" office:value="11.129881" calcext:value-type="float">
            <text:p>11,129881</text:p>
          </table:table-cell>
          <table:table-cell office:value-type="float" office:value="14.322614" calcext:value-type="float">
            <text:p>14,322614</text:p>
          </table:table-cell>
          <table:table-cell office:value-type="float" office:value="16.404096" calcext:value-type="float">
            <text:p>16,404096</text:p>
          </table:table-cell>
          <table:table-cell/>
        </table:table-row>
        <table:table-row table:style-name="ro1">
          <table:table-cell/>
          <table:table-cell office:value-type="float" office:value="14.301755" calcext:value-type="float">
            <text:p>14,301755</text:p>
          </table:table-cell>
          <table:table-cell table:number-columns-repeated="2" office:value-type="float" office:value="11.091262" calcext:value-type="float">
            <text:p>11,091262</text:p>
          </table:table-cell>
          <table:table-cell office:value-type="float" office:value="14.117207" calcext:value-type="float">
            <text:p>14,117207</text:p>
          </table:table-cell>
          <table:table-cell office:value-type="float" office:value="16.311326" calcext:value-type="float">
            <text:p>16,311326</text:p>
          </table:table-cell>
          <table:table-cell/>
        </table:table-row>
        <table:table-row table:style-name="ro1">
          <table:table-cell/>
          <table:table-cell office:value-type="float" office:value="14.440355" calcext:value-type="float">
            <text:p>14,440355</text:p>
          </table:table-cell>
          <table:table-cell table:number-columns-repeated="2" office:value-type="float" office:value="11.369707" calcext:value-type="float">
            <text:p>11,369707</text:p>
          </table:table-cell>
          <table:table-cell office:value-type="float" office:value="14.25237" calcext:value-type="float">
            <text:p>14,25237</text:p>
          </table:table-cell>
          <table:table-cell office:value-type="float" office:value="16.084951" calcext:value-type="float">
            <text:p>16,084951</text:p>
          </table:table-cell>
          <table:table-cell/>
        </table:table-row>
        <table:table-row table:style-name="ro1">
          <table:table-cell/>
          <table:table-cell office:value-type="float" office:value="14.389355" calcext:value-type="float">
            <text:p>14,389355</text:p>
          </table:table-cell>
          <table:table-cell table:number-columns-repeated="2" office:value-type="float" office:value="11.146793" calcext:value-type="float">
            <text:p>11,146793</text:p>
          </table:table-cell>
          <table:table-cell office:value-type="float" office:value="14.175936" calcext:value-type="float">
            <text:p>14,175936</text:p>
          </table:table-cell>
          <table:table-cell office:value-type="float" office:value="16.118085" calcext:value-type="float">
            <text:p>16,118085</text:p>
          </table:table-cell>
          <table:table-cell/>
        </table:table-row>
        <table:table-row table:style-name="ro1">
          <table:table-cell/>
          <table:table-cell office:value-type="float" office:value="14.281562" calcext:value-type="float">
            <text:p>14,281562</text:p>
          </table:table-cell>
          <table:table-cell table:number-columns-repeated="2" office:value-type="float" office:value="11.106678" calcext:value-type="float">
            <text:p>11,106678</text:p>
          </table:table-cell>
          <table:table-cell office:value-type="float" office:value="14.285698" calcext:value-type="float">
            <text:p>14,285698</text:p>
          </table:table-cell>
          <table:table-cell office:value-type="float" office:value="16.014695" calcext:value-type="float">
            <text:p>16,014695</text:p>
          </table:table-cell>
          <table:table-cell/>
        </table:table-row>
        <table:table-row table:style-name="ro1">
          <table:table-cell/>
          <table:table-cell office:value-type="float" office:value="14.059642" calcext:value-type="float">
            <text:p>14,059642</text:p>
          </table:table-cell>
          <table:table-cell table:number-columns-repeated="2" office:value-type="float" office:value="11.454197" calcext:value-type="float">
            <text:p>11,454197</text:p>
          </table:table-cell>
          <table:table-cell office:value-type="float" office:value="14.087262" calcext:value-type="float">
            <text:p>14,087262</text:p>
          </table:table-cell>
          <table:table-cell office:value-type="float" office:value="16.327901" calcext:value-type="float">
            <text:p>16,327901</text:p>
          </table:table-cell>
          <table:table-cell/>
        </table:table-row>
        <table:table-row table:style-name="ro1">
          <table:table-cell/>
          <table:table-cell office:value-type="float" office:value="14.367524" calcext:value-type="float">
            <text:p>14,367524</text:p>
          </table:table-cell>
          <table:table-cell table:number-columns-repeated="2" office:value-type="float" office:value="11.001624" calcext:value-type="float">
            <text:p>11,001624</text:p>
          </table:table-cell>
          <table:table-cell office:value-type="float" office:value="14.078544" calcext:value-type="float">
            <text:p>14,078544</text:p>
          </table:table-cell>
          <table:table-cell office:value-type="float" office:value="16.249354" calcext:value-type="float">
            <text:p>16,249354</text:p>
          </table:table-cell>
          <table:table-cell/>
        </table:table-row>
        <table:table-row table:style-name="ro1">
          <table:table-cell/>
          <table:table-cell office:value-type="float" office:value="14.010629" calcext:value-type="float">
            <text:p>14,010629</text:p>
          </table:table-cell>
          <table:table-cell table:number-columns-repeated="2" office:value-type="float" office:value="11.161236" calcext:value-type="float">
            <text:p>11,161236</text:p>
          </table:table-cell>
          <table:table-cell office:value-type="float" office:value="14.19459" calcext:value-type="float">
            <text:p>14,19459</text:p>
          </table:table-cell>
          <table:table-cell office:value-type="float" office:value="16.109231" calcext:value-type="float">
            <text:p>16,109231</text:p>
          </table:table-cell>
          <table:table-cell/>
        </table:table-row>
        <table:table-row table:style-name="ro1">
          <table:table-cell/>
          <table:table-cell office:value-type="float" office:value="14.27825" calcext:value-type="float">
            <text:p>14,27825</text:p>
          </table:table-cell>
          <table:table-cell table:number-columns-repeated="2" office:value-type="float" office:value="11.391499" calcext:value-type="float">
            <text:p>11,391499</text:p>
          </table:table-cell>
          <table:table-cell office:value-type="float" office:value="14.186003" calcext:value-type="float">
            <text:p>14,186003</text:p>
          </table:table-cell>
          <table:table-cell office:value-type="float" office:value="16.45036" calcext:value-type="float">
            <text:p>16,45036</text:p>
          </table:table-cell>
          <table:table-cell/>
        </table:table-row>
        <table:table-row table:style-name="ro1">
          <table:table-cell/>
          <table:table-cell office:value-type="float" office:value="14.14965" calcext:value-type="float">
            <text:p>14,14965</text:p>
          </table:table-cell>
          <table:table-cell table:number-columns-repeated="2" office:value-type="float" office:value="11.458354" calcext:value-type="float">
            <text:p>11,458354</text:p>
          </table:table-cell>
          <table:table-cell office:value-type="float" office:value="14.347338" calcext:value-type="float">
            <text:p>14,347338</text:p>
          </table:table-cell>
          <table:table-cell office:value-type="float" office:value="16.256652" calcext:value-type="float">
            <text:p>16,256652</text:p>
          </table:table-cell>
          <table:table-cell/>
        </table:table-row>
        <table:table-row table:style-name="ro1">
          <table:table-cell/>
          <table:table-cell office:value-type="float" office:value="14.322677" calcext:value-type="float">
            <text:p>14,322677</text:p>
          </table:table-cell>
          <table:table-cell table:number-columns-repeated="2" office:value-type="float" office:value="11.301098" calcext:value-type="float">
            <text:p>11,301098</text:p>
          </table:table-cell>
          <table:table-cell office:value-type="float" office:value="14.28771" calcext:value-type="float">
            <text:p>14,28771</text:p>
          </table:table-cell>
          <table:table-cell office:value-type="float" office:value="16.29674" calcext:value-type="float">
            <text:p>16,29674</text:p>
          </table:table-cell>
          <table:table-cell/>
        </table:table-row>
        <table:table-row table:style-name="ro1">
          <table:table-cell/>
          <table:table-cell office:value-type="float" office:value="14.443133" calcext:value-type="float">
            <text:p>14,443133</text:p>
          </table:table-cell>
          <table:table-cell table:number-columns-repeated="2" office:value-type="float" office:value="11.415827" calcext:value-type="float">
            <text:p>11,415827</text:p>
          </table:table-cell>
          <table:table-cell office:value-type="float" office:value="14.059791" calcext:value-type="float">
            <text:p>14,059791</text:p>
          </table:table-cell>
          <table:table-cell office:value-type="float" office:value="16.390999" calcext:value-type="float">
            <text:p>16,390999</text:p>
          </table:table-cell>
          <table:table-cell/>
        </table:table-row>
        <table:table-row table:style-name="ro1">
          <table:table-cell/>
          <table:table-cell office:value-type="float" office:value="14.331799" calcext:value-type="float">
            <text:p>14,331799</text:p>
          </table:table-cell>
          <table:table-cell table:number-columns-repeated="2" office:value-type="float" office:value="11.338094" calcext:value-type="float">
            <text:p>11,338094</text:p>
          </table:table-cell>
          <table:table-cell office:value-type="float" office:value="14.339902" calcext:value-type="float">
            <text:p>14,339902</text:p>
          </table:table-cell>
          <table:table-cell office:value-type="float" office:value="16.039221" calcext:value-type="float">
            <text:p>16,039221</text:p>
          </table:table-cell>
          <table:table-cell/>
        </table:table-row>
        <table:table-row table:style-name="ro1">
          <table:table-cell/>
          <table:table-cell office:value-type="float" office:value="14.019158" calcext:value-type="float">
            <text:p>14,019158</text:p>
          </table:table-cell>
          <table:table-cell table:number-columns-repeated="2" office:value-type="float" office:value="11.116443" calcext:value-type="float">
            <text:p>11,116443</text:p>
          </table:table-cell>
          <table:table-cell office:value-type="float" office:value="14.190582" calcext:value-type="float">
            <text:p>14,190582</text:p>
          </table:table-cell>
          <table:table-cell office:value-type="float" office:value="16.400645" calcext:value-type="float">
            <text:p>16,400645</text:p>
          </table:table-cell>
          <table:table-cell/>
        </table:table-row>
        <table:table-row table:style-name="ro1">
          <table:table-cell/>
          <table:table-cell office:value-type="float" office:value="14.014016" calcext:value-type="float">
            <text:p>14,014016</text:p>
          </table:table-cell>
          <table:table-cell table:number-columns-repeated="2" office:value-type="float" office:value="11.062703" calcext:value-type="float">
            <text:p>11,062703</text:p>
          </table:table-cell>
          <table:table-cell office:value-type="float" office:value="14.363357" calcext:value-type="float">
            <text:p>14,363357</text:p>
          </table:table-cell>
          <table:table-cell office:value-type="float" office:value="16.440433" calcext:value-type="float">
            <text:p>16,440433</text:p>
          </table:table-cell>
          <table:table-cell/>
        </table:table-row>
        <table:table-row table:style-name="ro1">
          <table:table-cell/>
          <table:table-cell office:value-type="float" office:value="14.113724" calcext:value-type="float">
            <text:p>14,113724</text:p>
          </table:table-cell>
          <table:table-cell table:number-columns-repeated="2" office:value-type="float" office:value="11.21096" calcext:value-type="float">
            <text:p>11,21096</text:p>
          </table:table-cell>
          <table:table-cell office:value-type="float" office:value="14.055901" calcext:value-type="float">
            <text:p>14,055901</text:p>
          </table:table-cell>
          <table:table-cell office:value-type="float" office:value="16.271951" calcext:value-type="float">
            <text:p>16,271951</text:p>
          </table:table-cell>
          <table:table-cell/>
        </table:table-row>
        <table:table-row table:style-name="ro1">
          <table:table-cell/>
          <table:table-cell office:value-type="float" office:value="14.062747" calcext:value-type="float">
            <text:p>14,062747</text:p>
          </table:table-cell>
          <table:table-cell table:number-columns-repeated="2" office:value-type="float" office:value="11.149945" calcext:value-type="float">
            <text:p>11,149945</text:p>
          </table:table-cell>
          <table:table-cell office:value-type="float" office:value="13.997008" calcext:value-type="float">
            <text:p>13,997008</text:p>
          </table:table-cell>
          <table:table-cell office:value-type="float" office:value="16.334246" calcext:value-type="float">
            <text:p>16,334246</text:p>
          </table:table-cell>
          <table:table-cell/>
        </table:table-row>
        <table:table-row table:style-name="ro1">
          <table:table-cell/>
          <table:table-cell office:value-type="float" office:value="13.99703" calcext:value-type="float">
            <text:p>13,99703</text:p>
          </table:table-cell>
          <table:table-cell table:number-columns-repeated="2" office:value-type="float" office:value="11.33148" calcext:value-type="float">
            <text:p>11,33148</text:p>
          </table:table-cell>
          <table:table-cell office:value-type="float" office:value="14.410902" calcext:value-type="float">
            <text:p>14,410902</text:p>
          </table:table-cell>
          <table:table-cell office:value-type="float" office:value="16.19968" calcext:value-type="float">
            <text:p>16,19968</text:p>
          </table:table-cell>
          <table:table-cell/>
        </table:table-row>
        <table:table-row table:style-name="ro1">
          <table:table-cell/>
          <table:table-cell office:value-type="float" office:value="13.99961" calcext:value-type="float">
            <text:p>13,99961</text:p>
          </table:table-cell>
          <table:table-cell table:number-columns-repeated="2" office:value-type="float" office:value="11.357827" calcext:value-type="float">
            <text:p>11,357827</text:p>
          </table:table-cell>
          <table:table-cell office:value-type="float" office:value="14.17024" calcext:value-type="float">
            <text:p>14,17024</text:p>
          </table:table-cell>
          <table:table-cell office:value-type="float" office:value="16.350141" calcext:value-type="float">
            <text:p>16,350141</text:p>
          </table:table-cell>
          <table:table-cell/>
        </table:table-row>
        <table:table-row table:style-name="ro1">
          <table:table-cell/>
          <table:table-cell office:value-type="float" office:value="13.986945" calcext:value-type="float">
            <text:p>13,986945</text:p>
          </table:table-cell>
          <table:table-cell table:number-columns-repeated="2" office:value-type="float" office:value="11.455095" calcext:value-type="float">
            <text:p>11,455095</text:p>
          </table:table-cell>
          <table:table-cell office:value-type="float" office:value="14.144867" calcext:value-type="float">
            <text:p>14,144867</text:p>
          </table:table-cell>
          <table:table-cell office:value-type="float" office:value="16.005279" calcext:value-type="float">
            <text:p>16,005279</text:p>
          </table:table-cell>
          <table:table-cell/>
        </table:table-row>
        <table:table-row table:style-name="ro1">
          <table:table-cell/>
          <table:table-cell office:value-type="float" office:value="14.378998" calcext:value-type="float">
            <text:p>14,378998</text:p>
          </table:table-cell>
          <table:table-cell table:number-columns-repeated="2" office:value-type="float" office:value="11.221253" calcext:value-type="float">
            <text:p>11,221253</text:p>
          </table:table-cell>
          <table:table-cell office:value-type="float" office:value="14.316801" calcext:value-type="float">
            <text:p>14,316801</text:p>
          </table:table-cell>
          <table:table-cell office:value-type="float" office:value="16.275771" calcext:value-type="float">
            <text:p>16,275771</text:p>
          </table:table-cell>
          <table:table-cell/>
        </table:table-row>
        <table:table-row table:style-name="ro1">
          <table:table-cell/>
          <table:table-cell office:value-type="float" office:value="14.08535" calcext:value-type="float">
            <text:p>14,08535</text:p>
          </table:table-cell>
          <table:table-cell table:number-columns-repeated="2" office:value-type="float" office:value="11.37822" calcext:value-type="float">
            <text:p>11,37822</text:p>
          </table:table-cell>
          <table:table-cell office:value-type="float" office:value="14.394892" calcext:value-type="float">
            <text:p>14,394892</text:p>
          </table:table-cell>
          <table:table-cell office:value-type="float" office:value="15.989966" calcext:value-type="float">
            <text:p>15,989966</text:p>
          </table:table-cell>
          <table:table-cell/>
        </table:table-row>
        <table:table-row table:style-name="ro1">
          <table:table-cell/>
          <table:table-cell office:value-type="float" office:value="14.060069" calcext:value-type="float">
            <text:p>14,060069</text:p>
          </table:table-cell>
          <table:table-cell table:number-columns-repeated="2" office:value-type="float" office:value="11.073318" calcext:value-type="float">
            <text:p>11,073318</text:p>
          </table:table-cell>
          <table:table-cell office:value-type="float" office:value="14.187301" calcext:value-type="float">
            <text:p>14,187301</text:p>
          </table:table-cell>
          <table:table-cell office:value-type="float" office:value="16.243568" calcext:value-type="float">
            <text:p>16,243568</text:p>
          </table:table-cell>
          <table:table-cell/>
        </table:table-row>
        <table:table-row table:style-name="ro1">
          <table:table-cell/>
          <table:table-cell office:value-type="float" office:value="14.120568" calcext:value-type="float">
            <text:p>14,120568</text:p>
          </table:table-cell>
          <table:table-cell table:number-columns-repeated="2" office:value-type="float" office:value="11.019314" calcext:value-type="float">
            <text:p>11,019314</text:p>
          </table:table-cell>
          <table:table-cell office:value-type="float" office:value="14.084007" calcext:value-type="float">
            <text:p>14,084007</text:p>
          </table:table-cell>
          <table:table-cell office:value-type="float" office:value="16.025695" calcext:value-type="float">
            <text:p>16,025695</text:p>
          </table:table-cell>
          <table:table-cell/>
        </table:table-row>
        <table:table-row table:style-name="ro1">
          <table:table-cell/>
          <table:table-cell office:value-type="float" office:value="14.084353" calcext:value-type="float">
            <text:p>14,084353</text:p>
          </table:table-cell>
          <table:table-cell table:number-columns-repeated="2" office:value-type="float" office:value="11.371942" calcext:value-type="float">
            <text:p>11,371942</text:p>
          </table:table-cell>
          <table:table-cell office:value-type="float" office:value="14.27096" calcext:value-type="float">
            <text:p>14,27096</text:p>
          </table:table-cell>
          <table:table-cell office:value-type="float" office:value="16.377753" calcext:value-type="float">
            <text:p>16,377753</text:p>
          </table:table-cell>
          <table:table-cell/>
        </table:table-row>
        <table:table-row table:style-name="ro1">
          <table:table-cell/>
          <table:table-cell office:value-type="float" office:value="14.317276" calcext:value-type="float">
            <text:p>14,317276</text:p>
          </table:table-cell>
          <table:table-cell table:number-columns-repeated="2" office:value-type="float" office:value="11.429408" calcext:value-type="float">
            <text:p>11,429408</text:p>
          </table:table-cell>
          <table:table-cell office:value-type="float" office:value="14.323596" calcext:value-type="float">
            <text:p>14,323596</text:p>
          </table:table-cell>
          <table:table-cell office:value-type="float" office:value="16.171133" calcext:value-type="float">
            <text:p>16,171133</text:p>
          </table:table-cell>
          <table:table-cell/>
        </table:table-row>
        <table:table-row table:style-name="ro1">
          <table:table-cell/>
          <table:table-cell office:value-type="float" office:value="14.11888" calcext:value-type="float">
            <text:p>14,11888</text:p>
          </table:table-cell>
          <table:table-cell table:number-columns-repeated="2" office:value-type="float" office:value="11.338223" calcext:value-type="float">
            <text:p>11,338223</text:p>
          </table:table-cell>
          <table:table-cell office:value-type="float" office:value="14.287282" calcext:value-type="float">
            <text:p>14,287282</text:p>
          </table:table-cell>
          <table:table-cell office:value-type="float" office:value="16.405056" calcext:value-type="float">
            <text:p>16,405056</text:p>
          </table:table-cell>
          <table:table-cell/>
        </table:table-row>
        <table:table-row table:style-name="ro1">
          <table:table-cell/>
          <table:table-cell office:value-type="float" office:value="14.311972" calcext:value-type="float">
            <text:p>14,311972</text:p>
          </table:table-cell>
          <table:table-cell table:number-columns-repeated="2" office:value-type="float" office:value="11.128778" calcext:value-type="float">
            <text:p>11,128778</text:p>
          </table:table-cell>
          <table:table-cell office:value-type="float" office:value="14.347736" calcext:value-type="float">
            <text:p>14,347736</text:p>
          </table:table-cell>
          <table:table-cell office:value-type="float" office:value="16.141295" calcext:value-type="float">
            <text:p>16,141295</text:p>
          </table:table-cell>
          <table:table-cell/>
        </table:table-row>
        <table:table-row table:style-name="ro1">
          <table:table-cell/>
          <table:table-cell office:value-type="float" office:value="14.086315" calcext:value-type="float">
            <text:p>14,086315</text:p>
          </table:table-cell>
          <table:table-cell table:number-columns-repeated="2" office:value-type="float" office:value="11.240734" calcext:value-type="float">
            <text:p>11,240734</text:p>
          </table:table-cell>
          <table:table-cell office:value-type="float" office:value="14.202488" calcext:value-type="float">
            <text:p>14,202488</text:p>
          </table:table-cell>
          <table:table-cell office:value-type="float" office:value="16.459083" calcext:value-type="float">
            <text:p>16,459083</text:p>
          </table:table-cell>
          <table:table-cell/>
        </table:table-row>
        <table:table-row table:style-name="ro1">
          <table:table-cell/>
          <table:table-cell office:value-type="float" office:value="14.114308" calcext:value-type="float">
            <text:p>14,114308</text:p>
          </table:table-cell>
          <table:table-cell table:number-columns-repeated="2" office:value-type="float" office:value="11.171788" calcext:value-type="float">
            <text:p>11,171788</text:p>
          </table:table-cell>
          <table:table-cell office:value-type="float" office:value="14.329611" calcext:value-type="float">
            <text:p>14,329611</text:p>
          </table:table-cell>
          <table:table-cell office:value-type="float" office:value="16.366762" calcext:value-type="float">
            <text:p>16,366762</text:p>
          </table:table-cell>
          <table:table-cell/>
        </table:table-row>
        <table:table-row table:style-name="ro1">
          <table:table-cell/>
          <table:table-cell office:value-type="float" office:value="14.421598" calcext:value-type="float">
            <text:p>14,421598</text:p>
          </table:table-cell>
          <table:table-cell table:number-columns-repeated="2" office:value-type="float" office:value="11.347081" calcext:value-type="float">
            <text:p>11,347081</text:p>
          </table:table-cell>
          <table:table-cell office:value-type="float" office:value="14.223755" calcext:value-type="float">
            <text:p>14,223755</text:p>
          </table:table-cell>
          <table:table-cell office:value-type="float" office:value="16.078318" calcext:value-type="float">
            <text:p>16,078318</text:p>
          </table:table-cell>
          <table:table-cell/>
        </table:table-row>
        <table:table-row table:style-name="ro1">
          <table:table-cell/>
          <table:table-cell office:value-type="float" office:value="14.130173" calcext:value-type="float">
            <text:p>14,130173</text:p>
          </table:table-cell>
          <table:table-cell table:number-columns-repeated="2" office:value-type="float" office:value="11.18737" calcext:value-type="float">
            <text:p>11,18737</text:p>
          </table:table-cell>
          <table:table-cell office:value-type="float" office:value="14.358052" calcext:value-type="float">
            <text:p>14,358052</text:p>
          </table:table-cell>
          <table:table-cell office:value-type="float" office:value="16.120197" calcext:value-type="float">
            <text:p>16,120197</text:p>
          </table:table-cell>
          <table:table-cell/>
        </table:table-row>
        <table:table-row table:style-name="ro1">
          <table:table-cell/>
          <table:table-cell office:value-type="float" office:value="14.111909" calcext:value-type="float">
            <text:p>14,111909</text:p>
          </table:table-cell>
          <table:table-cell table:number-columns-repeated="2" office:value-type="float" office:value="11.347573" calcext:value-type="float">
            <text:p>11,347573</text:p>
          </table:table-cell>
          <table:table-cell office:value-type="float" office:value="14.131037" calcext:value-type="float">
            <text:p>14,131037</text:p>
          </table:table-cell>
          <table:table-cell office:value-type="float" office:value="16.256513" calcext:value-type="float">
            <text:p>16,256513</text:p>
          </table:table-cell>
          <table:table-cell/>
        </table:table-row>
        <table:table-row table:style-name="ro1">
          <table:table-cell/>
          <table:table-cell office:value-type="float" office:value="14.281821" calcext:value-type="float">
            <text:p>14,281821</text:p>
          </table:table-cell>
          <table:table-cell table:number-columns-repeated="2" office:value-type="float" office:value="11.304349" calcext:value-type="float">
            <text:p>11,304349</text:p>
          </table:table-cell>
          <table:table-cell office:value-type="float" office:value="14.167363" calcext:value-type="float">
            <text:p>14,167363</text:p>
          </table:table-cell>
          <table:table-cell office:value-type="float" office:value="16.398369" calcext:value-type="float">
            <text:p>16,398369</text:p>
          </table:table-cell>
          <table:table-cell/>
        </table:table-row>
        <table:table-row table:style-name="ro1">
          <table:table-cell/>
          <table:table-cell office:value-type="float" office:value="14.201769" calcext:value-type="float">
            <text:p>14,201769</text:p>
          </table:table-cell>
          <table:table-cell table:number-columns-repeated="2" office:value-type="float" office:value="11.390066" calcext:value-type="float">
            <text:p>11,390066</text:p>
          </table:table-cell>
          <table:table-cell office:value-type="float" office:value="14.000972" calcext:value-type="float">
            <text:p>14,000972</text:p>
          </table:table-cell>
          <table:table-cell office:value-type="float" office:value="16.134148" calcext:value-type="float">
            <text:p>16,134148</text:p>
          </table:table-cell>
          <table:table-cell/>
        </table:table-row>
        <table:table-row table:style-name="ro1">
          <table:table-cell/>
          <table:table-cell office:value-type="float" office:value="14.423479" calcext:value-type="float">
            <text:p>14,423479</text:p>
          </table:table-cell>
          <table:table-cell table:number-columns-repeated="2" office:value-type="float" office:value="11.22851" calcext:value-type="float">
            <text:p>11,22851</text:p>
          </table:table-cell>
          <table:table-cell office:value-type="float" office:value="14.156563" calcext:value-type="float">
            <text:p>14,156563</text:p>
          </table:table-cell>
          <table:table-cell office:value-type="float" office:value="16.343939" calcext:value-type="float">
            <text:p>16,343939</text:p>
          </table:table-cell>
          <table:table-cell/>
        </table:table-row>
        <table:table-row table:style-name="ro1">
          <table:table-cell/>
          <table:table-cell office:value-type="float" office:value="14.402873" calcext:value-type="float">
            <text:p>14,402873</text:p>
          </table:table-cell>
          <table:table-cell table:number-columns-repeated="2" office:value-type="float" office:value="11.1363" calcext:value-type="float">
            <text:p>11,1363</text:p>
          </table:table-cell>
          <table:table-cell office:value-type="float" office:value="14.407256" calcext:value-type="float">
            <text:p>14,407256</text:p>
          </table:table-cell>
          <table:table-cell office:value-type="float" office:value="16.334706" calcext:value-type="float">
            <text:p>16,334706</text:p>
          </table:table-cell>
          <table:table-cell/>
        </table:table-row>
        <table:table-row table:style-name="ro1">
          <table:table-cell/>
          <table:table-cell office:value-type="float" office:value="14.039505" calcext:value-type="float">
            <text:p>14,039505</text:p>
          </table:table-cell>
          <table:table-cell table:number-columns-repeated="2" office:value-type="float" office:value="11.217486" calcext:value-type="float">
            <text:p>11,217486</text:p>
          </table:table-cell>
          <table:table-cell office:value-type="float" office:value="14.423545" calcext:value-type="float">
            <text:p>14,423545</text:p>
          </table:table-cell>
          <table:table-cell office:value-type="float" office:value="16.267304" calcext:value-type="float">
            <text:p>16,267304</text:p>
          </table:table-cell>
          <table:table-cell/>
        </table:table-row>
        <table:table-row table:style-name="ro1">
          <table:table-cell/>
          <table:table-cell office:value-type="float" office:value="14.104474" calcext:value-type="float">
            <text:p>14,104474</text:p>
          </table:table-cell>
          <table:table-cell table:number-columns-repeated="2" office:value-type="float" office:value="11.244648" calcext:value-type="float">
            <text:p>11,244648</text:p>
          </table:table-cell>
          <table:table-cell office:value-type="float" office:value="14.261271" calcext:value-type="float">
            <text:p>14,261271</text:p>
          </table:table-cell>
          <table:table-cell office:value-type="float" office:value="16.410374" calcext:value-type="float">
            <text:p>16,410374</text:p>
          </table:table-cell>
          <table:table-cell/>
        </table:table-row>
        <table:table-row table:style-name="ro1">
          <table:table-cell/>
          <table:table-cell office:value-type="float" office:value="13.997871" calcext:value-type="float">
            <text:p>13,997871</text:p>
          </table:table-cell>
          <table:table-cell table:number-columns-repeated="2" office:value-type="float" office:value="11.312152" calcext:value-type="float">
            <text:p>11,312152</text:p>
          </table:table-cell>
          <table:table-cell office:value-type="float" office:value="14.117202" calcext:value-type="float">
            <text:p>14,117202</text:p>
          </table:table-cell>
          <table:table-cell office:value-type="float" office:value="16.380323" calcext:value-type="float">
            <text:p>16,380323</text:p>
          </table:table-cell>
          <table:table-cell/>
        </table:table-row>
        <table:table-row table:style-name="ro1">
          <table:table-cell/>
          <table:table-cell office:value-type="float" office:value="14.432829" calcext:value-type="float">
            <text:p>14,432829</text:p>
          </table:table-cell>
          <table:table-cell table:number-columns-repeated="2" office:value-type="float" office:value="11.095757" calcext:value-type="float">
            <text:p>11,095757</text:p>
          </table:table-cell>
          <table:table-cell office:value-type="float" office:value="14.09125" calcext:value-type="float">
            <text:p>14,09125</text:p>
          </table:table-cell>
          <table:table-cell office:value-type="float" office:value="16.010939" calcext:value-type="float">
            <text:p>16,010939</text:p>
          </table:table-cell>
          <table:table-cell/>
        </table:table-row>
        <table:table-row table:style-name="ro1">
          <table:table-cell/>
          <table:table-cell office:value-type="float" office:value="14.44847" calcext:value-type="float">
            <text:p>14,44847</text:p>
          </table:table-cell>
          <table:table-cell table:number-columns-repeated="2" office:value-type="float" office:value="11.348779" calcext:value-type="float">
            <text:p>11,348779</text:p>
          </table:table-cell>
          <table:table-cell office:value-type="float" office:value="14.372752" calcext:value-type="float">
            <text:p>14,372752</text:p>
          </table:table-cell>
          <table:table-cell office:value-type="float" office:value="16.113092" calcext:value-type="float">
            <text:p>16,113092</text:p>
          </table:table-cell>
          <table:table-cell/>
        </table:table-row>
        <table:table-row table:style-name="ro1">
          <table:table-cell/>
          <table:table-cell office:value-type="float" office:value="14.401643" calcext:value-type="float">
            <text:p>14,401643</text:p>
          </table:table-cell>
          <table:table-cell table:number-columns-repeated="2" office:value-type="float" office:value="11.014719" calcext:value-type="float">
            <text:p>11,014719</text:p>
          </table:table-cell>
          <table:table-cell office:value-type="float" office:value="14.238371" calcext:value-type="float">
            <text:p>14,238371</text:p>
          </table:table-cell>
          <table:table-cell office:value-type="float" office:value="16.254681" calcext:value-type="float">
            <text:p>16,254681</text:p>
          </table:table-cell>
          <table:table-cell/>
        </table:table-row>
        <table:table-row table:style-name="ro1">
          <table:table-cell/>
          <table:table-cell office:value-type="float" office:value="14.461386" calcext:value-type="float">
            <text:p>14,461386</text:p>
          </table:table-cell>
          <table:table-cell table:number-columns-repeated="2" office:value-type="float" office:value="11.032345" calcext:value-type="float">
            <text:p>11,032345</text:p>
          </table:table-cell>
          <table:table-cell office:value-type="float" office:value="14.249043" calcext:value-type="float">
            <text:p>14,249043</text:p>
          </table:table-cell>
          <table:table-cell office:value-type="float" office:value="16.191535" calcext:value-type="float">
            <text:p>16,191535</text:p>
          </table:table-cell>
          <table:table-cell/>
        </table:table-row>
        <table:table-row table:style-name="ro1">
          <table:table-cell/>
          <table:table-cell office:value-type="float" office:value="14.292549" calcext:value-type="float">
            <text:p>14,292549</text:p>
          </table:table-cell>
          <table:table-cell table:number-columns-repeated="2" office:value-type="float" office:value="10.98583" calcext:value-type="float">
            <text:p>10,98583</text:p>
          </table:table-cell>
          <table:table-cell office:value-type="float" office:value="14.037385" calcext:value-type="float">
            <text:p>14,037385</text:p>
          </table:table-cell>
          <table:table-cell office:value-type="float" office:value="16.061499" calcext:value-type="float">
            <text:p>16,061499</text:p>
          </table:table-cell>
          <table:table-cell/>
        </table:table-row>
        <table:table-row table:style-name="ro1">
          <table:table-cell/>
          <table:table-cell office:value-type="float" office:value="14.107778" calcext:value-type="float">
            <text:p>14,107778</text:p>
          </table:table-cell>
          <table:table-cell table:number-columns-repeated="2" office:value-type="float" office:value="11.175743" calcext:value-type="float">
            <text:p>11,175743</text:p>
          </table:table-cell>
          <table:table-cell office:value-type="float" office:value="14.410194" calcext:value-type="float">
            <text:p>14,410194</text:p>
          </table:table-cell>
          <table:table-cell office:value-type="float" office:value="16.094455" calcext:value-type="float">
            <text:p>16,094455</text:p>
          </table:table-cell>
          <table:table-cell/>
        </table:table-row>
        <table:table-row table:style-name="ro1">
          <table:table-cell/>
          <table:table-cell office:value-type="float" office:value="14.137512" calcext:value-type="float">
            <text:p>14,137512</text:p>
          </table:table-cell>
          <table:table-cell table:number-columns-repeated="2" office:value-type="float" office:value="11.19262" calcext:value-type="float">
            <text:p>11,19262</text:p>
          </table:table-cell>
          <table:table-cell office:value-type="float" office:value="14.15254" calcext:value-type="float">
            <text:p>14,15254</text:p>
          </table:table-cell>
          <table:table-cell office:value-type="float" office:value="16.202816" calcext:value-type="float">
            <text:p>16,202816</text:p>
          </table:table-cell>
          <table:table-cell/>
        </table:table-row>
        <table:table-row table:style-name="ro1">
          <table:table-cell/>
          <table:table-cell office:value-type="float" office:value="14.219112" calcext:value-type="float">
            <text:p>14,219112</text:p>
          </table:table-cell>
          <table:table-cell table:number-columns-repeated="2" office:value-type="float" office:value="11.240602" calcext:value-type="float">
            <text:p>11,240602</text:p>
          </table:table-cell>
          <table:table-cell office:value-type="float" office:value="14.202861" calcext:value-type="float">
            <text:p>14,202861</text:p>
          </table:table-cell>
          <table:table-cell office:value-type="float" office:value="16.214785" calcext:value-type="float">
            <text:p>16,214785</text:p>
          </table:table-cell>
          <table:table-cell/>
        </table:table-row>
        <table:table-row table:style-name="ro1">
          <table:table-cell/>
          <table:table-cell office:value-type="float" office:value="14.119008" calcext:value-type="float">
            <text:p>14,119008</text:p>
          </table:table-cell>
          <table:table-cell table:number-columns-repeated="2" office:value-type="float" office:value="11.129276" calcext:value-type="float">
            <text:p>11,129276</text:p>
          </table:table-cell>
          <table:table-cell office:value-type="float" office:value="14.318561" calcext:value-type="float">
            <text:p>14,318561</text:p>
          </table:table-cell>
          <table:table-cell office:value-type="float" office:value="16.450108" calcext:value-type="float">
            <text:p>16,450108</text:p>
          </table:table-cell>
          <table:table-cell/>
        </table:table-row>
        <table:table-row table:style-name="ro1">
          <table:table-cell/>
          <table:table-cell office:value-type="float" office:value="14.111607" calcext:value-type="float">
            <text:p>14,111607</text:p>
          </table:table-cell>
          <table:table-cell table:number-columns-repeated="2" office:value-type="float" office:value="11.1107" calcext:value-type="float">
            <text:p>11,1107</text:p>
          </table:table-cell>
          <table:table-cell office:value-type="float" office:value="14.300957" calcext:value-type="float">
            <text:p>14,300957</text:p>
          </table:table-cell>
          <table:table-cell office:value-type="float" office:value="16.261993" calcext:value-type="float">
            <text:p>16,261993</text:p>
          </table:table-cell>
          <table:table-cell/>
        </table:table-row>
        <table:table-row table:style-name="ro1">
          <table:table-cell/>
          <table:table-cell office:value-type="float" office:value="14.321795" calcext:value-type="float">
            <text:p>14,321795</text:p>
          </table:table-cell>
          <table:table-cell table:number-columns-repeated="2" office:value-type="float" office:value="11.225568" calcext:value-type="float">
            <text:p>11,225568</text:p>
          </table:table-cell>
          <table:table-cell office:value-type="float" office:value="14.39363" calcext:value-type="float">
            <text:p>14,39363</text:p>
          </table:table-cell>
          <table:table-cell office:value-type="float" office:value="16.286073" calcext:value-type="float">
            <text:p>16,286073</text:p>
          </table:table-cell>
          <table:table-cell/>
        </table:table-row>
        <table:table-row table:style-name="ro1">
          <table:table-cell/>
          <table:table-cell office:value-type="float" office:value="14.376272" calcext:value-type="float">
            <text:p>14,376272</text:p>
          </table:table-cell>
          <table:table-cell table:number-columns-repeated="2" office:value-type="float" office:value="11.026644" calcext:value-type="float">
            <text:p>11,026644</text:p>
          </table:table-cell>
          <table:table-cell office:value-type="float" office:value="14.24733" calcext:value-type="float">
            <text:p>14,24733</text:p>
          </table:table-cell>
          <table:table-cell office:value-type="float" office:value="16.073522" calcext:value-type="float">
            <text:p>16,073522</text:p>
          </table:table-cell>
          <table:table-cell/>
        </table:table-row>
        <table:table-row table:style-name="ro1">
          <table:table-cell/>
          <table:table-cell office:value-type="float" office:value="14.085767" calcext:value-type="float">
            <text:p>14,085767</text:p>
          </table:table-cell>
          <table:table-cell table:number-columns-repeated="2" office:value-type="float" office:value="11.097758" calcext:value-type="float">
            <text:p>11,097758</text:p>
          </table:table-cell>
          <table:table-cell office:value-type="float" office:value="14.044657" calcext:value-type="float">
            <text:p>14,044657</text:p>
          </table:table-cell>
          <table:table-cell office:value-type="float" office:value="16.296881" calcext:value-type="float">
            <text:p>16,296881</text:p>
          </table:table-cell>
          <table:table-cell/>
        </table:table-row>
        <table:table-row table:style-name="ro1">
          <table:table-cell/>
          <table:table-cell office:value-type="float" office:value="14.116122" calcext:value-type="float">
            <text:p>14,116122</text:p>
          </table:table-cell>
          <table:table-cell table:number-columns-repeated="2" office:value-type="float" office:value="11.005353" calcext:value-type="float">
            <text:p>11,005353</text:p>
          </table:table-cell>
          <table:table-cell office:value-type="float" office:value="14.280347" calcext:value-type="float">
            <text:p>14,280347</text:p>
          </table:table-cell>
          <table:table-cell office:value-type="float" office:value="16.123763" calcext:value-type="float">
            <text:p>16,123763</text:p>
          </table:table-cell>
          <table:table-cell/>
        </table:table-row>
        <table:table-row table:style-name="ro1">
          <table:table-cell/>
          <table:table-cell office:value-type="float" office:value="14.45747" calcext:value-type="float">
            <text:p>14,45747</text:p>
          </table:table-cell>
          <table:table-cell table:number-columns-repeated="2" office:value-type="float" office:value="11.327224" calcext:value-type="float">
            <text:p>11,327224</text:p>
          </table:table-cell>
          <table:table-cell office:value-type="float" office:value="14.055872" calcext:value-type="float">
            <text:p>14,055872</text:p>
          </table:table-cell>
          <table:table-cell office:value-type="float" office:value="16.082685" calcext:value-type="float">
            <text:p>16,082685</text:p>
          </table:table-cell>
          <table:table-cell/>
        </table:table-row>
        <table:table-row table:style-name="ro1">
          <table:table-cell/>
          <table:table-cell office:value-type="float" office:value="14.259923" calcext:value-type="float">
            <text:p>14,259923</text:p>
          </table:table-cell>
          <table:table-cell table:number-columns-repeated="2" office:value-type="float" office:value="11.374041" calcext:value-type="float">
            <text:p>11,374041</text:p>
          </table:table-cell>
          <table:table-cell office:value-type="float" office:value="14.03671" calcext:value-type="float">
            <text:p>14,03671</text:p>
          </table:table-cell>
          <table:table-cell office:value-type="float" office:value="16.343918" calcext:value-type="float">
            <text:p>16,343918</text:p>
          </table:table-cell>
          <table:table-cell/>
        </table:table-row>
        <table:table-row table:style-name="ro1">
          <table:table-cell/>
          <table:table-cell office:value-type="float" office:value="14.129993" calcext:value-type="float">
            <text:p>14,129993</text:p>
          </table:table-cell>
          <table:table-cell table:number-columns-repeated="2" office:value-type="float" office:value="11.35967" calcext:value-type="float">
            <text:p>11,35967</text:p>
          </table:table-cell>
          <table:table-cell office:value-type="float" office:value="14.104544" calcext:value-type="float">
            <text:p>14,104544</text:p>
          </table:table-cell>
          <table:table-cell office:value-type="float" office:value="16.158145" calcext:value-type="float">
            <text:p>16,158145</text:p>
          </table:table-cell>
          <table:table-cell/>
        </table:table-row>
        <table:table-row table:style-name="ro1">
          <table:table-cell/>
          <table:table-cell office:value-type="float" office:value="14.000457" calcext:value-type="float">
            <text:p>14,000457</text:p>
          </table:table-cell>
          <table:table-cell table:number-columns-repeated="2" office:value-type="float" office:value="11.113343" calcext:value-type="float">
            <text:p>11,113343</text:p>
          </table:table-cell>
          <table:table-cell office:value-type="float" office:value="14.321425" calcext:value-type="float">
            <text:p>14,321425</text:p>
          </table:table-cell>
          <table:table-cell office:value-type="float" office:value="16.066607" calcext:value-type="float">
            <text:p>16,066607</text:p>
          </table:table-cell>
          <table:table-cell/>
        </table:table-row>
        <table:table-row table:style-name="ro1">
          <table:table-cell/>
          <table:table-cell office:value-type="float" office:value="14.391649" calcext:value-type="float">
            <text:p>14,391649</text:p>
          </table:table-cell>
          <table:table-cell table:number-columns-repeated="2" office:value-type="float" office:value="11.281468" calcext:value-type="float">
            <text:p>11,281468</text:p>
          </table:table-cell>
          <table:table-cell office:value-type="float" office:value="14.08828" calcext:value-type="float">
            <text:p>14,08828</text:p>
          </table:table-cell>
          <table:table-cell office:value-type="float" office:value="16.444381" calcext:value-type="float">
            <text:p>16,444381</text:p>
          </table:table-cell>
          <table:table-cell/>
        </table:table-row>
        <table:table-row table:style-name="ro1">
          <table:table-cell/>
          <table:table-cell office:value-type="float" office:value="14.13689" calcext:value-type="float">
            <text:p>14,13689</text:p>
          </table:table-cell>
          <table:table-cell table:number-columns-repeated="2" office:value-type="float" office:value="11.332" calcext:value-type="float">
            <text:p>11,332</text:p>
          </table:table-cell>
          <table:table-cell office:value-type="float" office:value="14.147566" calcext:value-type="float">
            <text:p>14,147566</text:p>
          </table:table-cell>
          <table:table-cell office:value-type="float" office:value="16.152277" calcext:value-type="float">
            <text:p>16,152277</text:p>
          </table:table-cell>
          <table:table-cell/>
        </table:table-row>
        <table:table-row table:style-name="ro1">
          <table:table-cell/>
          <table:table-cell office:value-type="float" office:value="14.262634" calcext:value-type="float">
            <text:p>14,262634</text:p>
          </table:table-cell>
          <table:table-cell table:number-columns-repeated="2" office:value-type="float" office:value="11.306381" calcext:value-type="float">
            <text:p>11,306381</text:p>
          </table:table-cell>
          <table:table-cell office:value-type="float" office:value="14.254258" calcext:value-type="float">
            <text:p>14,254258</text:p>
          </table:table-cell>
          <table:table-cell office:value-type="float" office:value="16.141831" calcext:value-type="float">
            <text:p>16,141831</text:p>
          </table:table-cell>
          <table:table-cell/>
        </table:table-row>
        <table:table-row table:style-name="ro1">
          <table:table-cell/>
          <table:table-cell office:value-type="float" office:value="14.173045" calcext:value-type="float">
            <text:p>14,173045</text:p>
          </table:table-cell>
          <table:table-cell table:number-columns-repeated="2" office:value-type="float" office:value="11.346855" calcext:value-type="float">
            <text:p>11,346855</text:p>
          </table:table-cell>
          <table:table-cell office:value-type="float" office:value="14.089815" calcext:value-type="float">
            <text:p>14,089815</text:p>
          </table:table-cell>
          <table:table-cell office:value-type="float" office:value="16.302082" calcext:value-type="float">
            <text:p>16,302082</text:p>
          </table:table-cell>
          <table:table-cell/>
        </table:table-row>
        <table:table-row table:style-name="ro1">
          <table:table-cell/>
          <table:table-cell office:value-type="float" office:value="14.055704" calcext:value-type="float">
            <text:p>14,055704</text:p>
          </table:table-cell>
          <table:table-cell table:number-columns-repeated="2" office:value-type="float" office:value="11.11775" calcext:value-type="float">
            <text:p>11,11775</text:p>
          </table:table-cell>
          <table:table-cell office:value-type="float" office:value="13.999186" calcext:value-type="float">
            <text:p>13,999186</text:p>
          </table:table-cell>
          <table:table-cell office:value-type="float" office:value="16.104781" calcext:value-type="float">
            <text:p>16,104781</text:p>
          </table:table-cell>
          <table:table-cell/>
        </table:table-row>
        <table:table-row table:style-name="ro1">
          <table:table-cell/>
          <table:table-cell office:value-type="float" office:value="14.333108" calcext:value-type="float">
            <text:p>14,333108</text:p>
          </table:table-cell>
          <table:table-cell table:number-columns-repeated="2" office:value-type="float" office:value="11.346705" calcext:value-type="float">
            <text:p>11,346705</text:p>
          </table:table-cell>
          <table:table-cell office:value-type="float" office:value="14.251471" calcext:value-type="float">
            <text:p>14,251471</text:p>
          </table:table-cell>
          <table:table-cell office:value-type="float" office:value="16.420805" calcext:value-type="float">
            <text:p>16,420805</text:p>
          </table:table-cell>
          <table:table-cell/>
        </table:table-row>
        <table:table-row table:style-name="ro1">
          <table:table-cell/>
          <table:table-cell office:value-type="float" office:value="14.222715" calcext:value-type="float">
            <text:p>14,222715</text:p>
          </table:table-cell>
          <table:table-cell table:number-columns-repeated="2" office:value-type="float" office:value="11.202863" calcext:value-type="float">
            <text:p>11,202863</text:p>
          </table:table-cell>
          <table:table-cell office:value-type="float" office:value="14.163076" calcext:value-type="float">
            <text:p>14,163076</text:p>
          </table:table-cell>
          <table:table-cell office:value-type="float" office:value="16.381596" calcext:value-type="float">
            <text:p>16,381596</text:p>
          </table:table-cell>
          <table:table-cell/>
        </table:table-row>
        <table:table-row table:style-name="ro1">
          <table:table-cell/>
          <table:table-cell office:value-type="float" office:value="14.292466" calcext:value-type="float">
            <text:p>14,292466</text:p>
          </table:table-cell>
          <table:table-cell table:number-columns-repeated="2" office:value-type="float" office:value="11.320139" calcext:value-type="float">
            <text:p>11,320139</text:p>
          </table:table-cell>
          <table:table-cell office:value-type="float" office:value="13.989019" calcext:value-type="float">
            <text:p>13,989019</text:p>
          </table:table-cell>
          <table:table-cell office:value-type="float" office:value="16.154368" calcext:value-type="float">
            <text:p>16,154368</text:p>
          </table:table-cell>
          <table:table-cell/>
        </table:table-row>
        <table:table-row table:style-name="ro1">
          <table:table-cell/>
          <table:table-cell office:value-type="float" office:value="14.046823" calcext:value-type="float">
            <text:p>14,046823</text:p>
          </table:table-cell>
          <table:table-cell table:number-columns-repeated="2" office:value-type="float" office:value="11.091193" calcext:value-type="float">
            <text:p>11,091193</text:p>
          </table:table-cell>
          <table:table-cell office:value-type="float" office:value="14.42508" calcext:value-type="float">
            <text:p>14,42508</text:p>
          </table:table-cell>
          <table:table-cell office:value-type="float" office:value="16.395031" calcext:value-type="float">
            <text:p>16,395031</text:p>
          </table:table-cell>
          <table:table-cell/>
        </table:table-row>
        <table:table-row table:style-name="ro1">
          <table:table-cell/>
          <table:table-cell office:value-type="float" office:value="14.299287" calcext:value-type="float">
            <text:p>14,299287</text:p>
          </table:table-cell>
          <table:table-cell table:number-columns-repeated="2" office:value-type="float" office:value="11.149954" calcext:value-type="float">
            <text:p>11,149954</text:p>
          </table:table-cell>
          <table:table-cell office:value-type="float" office:value="14.263184" calcext:value-type="float">
            <text:p>14,263184</text:p>
          </table:table-cell>
          <table:table-cell office:value-type="float" office:value="16.210579" calcext:value-type="float">
            <text:p>16,210579</text:p>
          </table:table-cell>
          <table:table-cell/>
        </table:table-row>
        <table:table-row table:style-name="ro1">
          <table:table-cell/>
          <table:table-cell office:value-type="float" office:value="14.308207" calcext:value-type="float">
            <text:p>14,308207</text:p>
          </table:table-cell>
          <table:table-cell table:number-columns-repeated="2" office:value-type="float" office:value="11.432952" calcext:value-type="float">
            <text:p>11,432952</text:p>
          </table:table-cell>
          <table:table-cell office:value-type="float" office:value="14.281219" calcext:value-type="float">
            <text:p>14,281219</text:p>
          </table:table-cell>
          <table:table-cell office:value-type="float" office:value="16.275046" calcext:value-type="float">
            <text:p>16,275046</text:p>
          </table:table-cell>
          <table:table-cell/>
        </table:table-row>
        <table:table-row table:style-name="ro1">
          <table:table-cell/>
          <table:table-cell office:value-type="float" office:value="14.088548" calcext:value-type="float">
            <text:p>14,088548</text:p>
          </table:table-cell>
          <table:table-cell table:number-columns-repeated="2" office:value-type="float" office:value="11.140492" calcext:value-type="float">
            <text:p>11,140492</text:p>
          </table:table-cell>
          <table:table-cell office:value-type="float" office:value="14.033814" calcext:value-type="float">
            <text:p>14,033814</text:p>
          </table:table-cell>
          <table:table-cell office:value-type="float" office:value="16.324751" calcext:value-type="float">
            <text:p>16,324751</text:p>
          </table:table-cell>
          <table:table-cell/>
        </table:table-row>
        <table:table-row table:style-name="ro1">
          <table:table-cell/>
          <table:table-cell office:value-type="float" office:value="14.155014" calcext:value-type="float">
            <text:p>14,155014</text:p>
          </table:table-cell>
          <table:table-cell table:number-columns-repeated="2" office:value-type="float" office:value="11.098615" calcext:value-type="float">
            <text:p>11,098615</text:p>
          </table:table-cell>
          <table:table-cell office:value-type="float" office:value="14.224779" calcext:value-type="float">
            <text:p>14,224779</text:p>
          </table:table-cell>
          <table:table-cell office:value-type="float" office:value="16.187727" calcext:value-type="float">
            <text:p>16,187727</text:p>
          </table:table-cell>
          <table:table-cell/>
        </table:table-row>
        <table:table-row table:style-name="ro1">
          <table:table-cell/>
          <table:table-cell office:value-type="float" office:value="14.165836" calcext:value-type="float">
            <text:p>14,165836</text:p>
          </table:table-cell>
          <table:table-cell table:number-columns-repeated="2" office:value-type="float" office:value="11.441823" calcext:value-type="float">
            <text:p>11,441823</text:p>
          </table:table-cell>
          <table:table-cell office:value-type="float" office:value="14.314515" calcext:value-type="float">
            <text:p>14,314515</text:p>
          </table:table-cell>
          <table:table-cell office:value-type="float" office:value="16.199331" calcext:value-type="float">
            <text:p>16,199331</text:p>
          </table:table-cell>
          <table:table-cell/>
        </table:table-row>
        <table:table-row table:style-name="ro1">
          <table:table-cell/>
          <table:table-cell office:value-type="float" office:value="14.431583" calcext:value-type="float">
            <text:p>14,431583</text:p>
          </table:table-cell>
          <table:table-cell table:number-columns-repeated="2" office:value-type="float" office:value="11.321648" calcext:value-type="float">
            <text:p>11,321648</text:p>
          </table:table-cell>
          <table:table-cell office:value-type="float" office:value="14.247021" calcext:value-type="float">
            <text:p>14,247021</text:p>
          </table:table-cell>
          <table:table-cell office:value-type="float" office:value="16.003456" calcext:value-type="float">
            <text:p>16,003456</text:p>
          </table:table-cell>
          <table:table-cell/>
        </table:table-row>
        <table:table-row table:style-name="ro1">
          <table:table-cell/>
          <table:table-cell office:value-type="float" office:value="14.081579" calcext:value-type="float">
            <text:p>14,081579</text:p>
          </table:table-cell>
          <table:table-cell table:number-columns-repeated="2" office:value-type="float" office:value="11.300079" calcext:value-type="float">
            <text:p>11,300079</text:p>
          </table:table-cell>
          <table:table-cell office:value-type="float" office:value="14.275869" calcext:value-type="float">
            <text:p>14,275869</text:p>
          </table:table-cell>
          <table:table-cell office:value-type="float" office:value="16.190337" calcext:value-type="float">
            <text:p>16,190337</text:p>
          </table:table-cell>
          <table:table-cell/>
        </table:table-row>
        <table:table-row table:style-name="ro1">
          <table:table-cell/>
          <table:table-cell office:value-type="float" office:value="14.426131" calcext:value-type="float">
            <text:p>14,426131</text:p>
          </table:table-cell>
          <table:table-cell table:number-columns-repeated="2" office:value-type="float" office:value="11.117824" calcext:value-type="float">
            <text:p>11,117824</text:p>
          </table:table-cell>
          <table:table-cell office:value-type="float" office:value="14.186114" calcext:value-type="float">
            <text:p>14,186114</text:p>
          </table:table-cell>
          <table:table-cell office:value-type="float" office:value="16.156958" calcext:value-type="float">
            <text:p>16,156958</text:p>
          </table:table-cell>
          <table:table-cell/>
        </table:table-row>
        <table:table-row table:style-name="ro1">
          <table:table-cell/>
          <table:table-cell office:value-type="float" office:value="14.445102" calcext:value-type="float">
            <text:p>14,445102</text:p>
          </table:table-cell>
          <table:table-cell table:number-columns-repeated="2" office:value-type="float" office:value="11.319504" calcext:value-type="float">
            <text:p>11,319504</text:p>
          </table:table-cell>
          <table:table-cell office:value-type="float" office:value="14.386995" calcext:value-type="float">
            <text:p>14,386995</text:p>
          </table:table-cell>
          <table:table-cell office:value-type="float" office:value="16.085601" calcext:value-type="float">
            <text:p>16,085601</text:p>
          </table:table-cell>
          <table:table-cell/>
        </table:table-row>
        <table:table-row table:style-name="ro1">
          <table:table-cell/>
          <table:table-cell office:value-type="float" office:value="14.453833" calcext:value-type="float">
            <text:p>14,453833</text:p>
          </table:table-cell>
          <table:table-cell table:number-columns-repeated="2" office:value-type="float" office:value="11.014321" calcext:value-type="float">
            <text:p>11,014321</text:p>
          </table:table-cell>
          <table:table-cell office:value-type="float" office:value="14.271653" calcext:value-type="float">
            <text:p>14,271653</text:p>
          </table:table-cell>
          <table:table-cell office:value-type="float" office:value="16.396538" calcext:value-type="float">
            <text:p>16,396538</text:p>
          </table:table-cell>
          <table:table-cell/>
        </table:table-row>
        <table:table-row table:style-name="ro1">
          <table:table-cell/>
          <table:table-cell office:value-type="float" office:value="14.2786" calcext:value-type="float">
            <text:p>14,2786</text:p>
          </table:table-cell>
          <table:table-cell table:number-columns-repeated="2" office:value-type="float" office:value="11.027023" calcext:value-type="float">
            <text:p>11,027023</text:p>
          </table:table-cell>
          <table:table-cell office:value-type="float" office:value="14.370108" calcext:value-type="float">
            <text:p>14,370108</text:p>
          </table:table-cell>
          <table:table-cell office:value-type="float" office:value="16.387555" calcext:value-type="float">
            <text:p>16,387555</text:p>
          </table:table-cell>
          <table:table-cell/>
        </table:table-row>
        <table:table-row table:style-name="ro1">
          <table:table-cell/>
          <table:table-cell office:value-type="float" office:value="14.419321" calcext:value-type="float">
            <text:p>14,419321</text:p>
          </table:table-cell>
          <table:table-cell table:number-columns-repeated="2" office:value-type="float" office:value="11.174032" calcext:value-type="float">
            <text:p>11,174032</text:p>
          </table:table-cell>
          <table:table-cell office:value-type="float" office:value="14.088001" calcext:value-type="float">
            <text:p>14,088001</text:p>
          </table:table-cell>
          <table:table-cell office:value-type="float" office:value="16.312634" calcext:value-type="float">
            <text:p>16,312634</text:p>
          </table:table-cell>
          <table:table-cell/>
        </table:table-row>
        <table:table-row table:style-name="ro1">
          <table:table-cell/>
          <table:table-cell office:value-type="float" office:value="14.240836" calcext:value-type="float">
            <text:p>14,240836</text:p>
          </table:table-cell>
          <table:table-cell table:number-columns-repeated="2" office:value-type="float" office:value="11.346077" calcext:value-type="float">
            <text:p>11,346077</text:p>
          </table:table-cell>
          <table:table-cell office:value-type="float" office:value="14.01935" calcext:value-type="float">
            <text:p>14,01935</text:p>
          </table:table-cell>
          <table:table-cell office:value-type="float" office:value="15.98726" calcext:value-type="float">
            <text:p>15,98726</text:p>
          </table:table-cell>
          <table:table-cell/>
        </table:table-row>
        <table:table-row table:style-name="ro1">
          <table:table-cell/>
          <table:table-cell office:value-type="float" office:value="14.175403" calcext:value-type="float">
            <text:p>14,175403</text:p>
          </table:table-cell>
          <table:table-cell table:number-columns-repeated="2" office:value-type="float" office:value="11.102482" calcext:value-type="float">
            <text:p>11,102482</text:p>
          </table:table-cell>
          <table:table-cell office:value-type="float" office:value="13.997338" calcext:value-type="float">
            <text:p>13,997338</text:p>
          </table:table-cell>
          <table:table-cell office:value-type="float" office:value="16.337152" calcext:value-type="float">
            <text:p>16,337152</text:p>
          </table:table-cell>
          <table:table-cell/>
        </table:table-row>
        <table:table-row table:style-name="ro1">
          <table:table-cell/>
          <table:table-cell office:value-type="float" office:value="13.99874" calcext:value-type="float">
            <text:p>13,99874</text:p>
          </table:table-cell>
          <table:table-cell table:number-columns-repeated="2" office:value-type="float" office:value="11.196327" calcext:value-type="float">
            <text:p>11,196327</text:p>
          </table:table-cell>
          <table:table-cell office:value-type="float" office:value="14.304433" calcext:value-type="float">
            <text:p>14,304433</text:p>
          </table:table-cell>
          <table:table-cell office:value-type="float" office:value="16.144206" calcext:value-type="float">
            <text:p>16,144206</text:p>
          </table:table-cell>
          <table:table-cell/>
        </table:table-row>
        <table:table-row table:style-name="ro1">
          <table:table-cell/>
          <table:table-cell office:value-type="float" office:value="14.217303" calcext:value-type="float">
            <text:p>14,217303</text:p>
          </table:table-cell>
          <table:table-cell table:number-columns-repeated="2" office:value-type="float" office:value="11.283239" calcext:value-type="float">
            <text:p>11,283239</text:p>
          </table:table-cell>
          <table:table-cell office:value-type="float" office:value="14.269739" calcext:value-type="float">
            <text:p>14,269739</text:p>
          </table:table-cell>
          <table:table-cell office:value-type="float" office:value="16.332546" calcext:value-type="float">
            <text:p>16,332546</text:p>
          </table:table-cell>
          <table:table-cell/>
        </table:table-row>
        <table:table-row table:style-name="ro1">
          <table:table-cell/>
          <table:table-cell office:value-type="float" office:value="14.371124" calcext:value-type="float">
            <text:p>14,371124</text:p>
          </table:table-cell>
          <table:table-cell table:number-columns-repeated="2" office:value-type="float" office:value="11.169355" calcext:value-type="float">
            <text:p>11,169355</text:p>
          </table:table-cell>
          <table:table-cell office:value-type="float" office:value="14.363056" calcext:value-type="float">
            <text:p>14,363056</text:p>
          </table:table-cell>
          <table:table-cell office:value-type="float" office:value="16.329685" calcext:value-type="float">
            <text:p>16,329685</text:p>
          </table:table-cell>
          <table:table-cell/>
        </table:table-row>
        <table:table-row table:style-name="ro1">
          <table:table-cell/>
          <table:table-cell office:value-type="float" office:value="14.365298" calcext:value-type="float">
            <text:p>14,365298</text:p>
          </table:table-cell>
          <table:table-cell table:number-columns-repeated="2" office:value-type="float" office:value="11.033385" calcext:value-type="float">
            <text:p>11,033385</text:p>
          </table:table-cell>
          <table:table-cell office:value-type="float" office:value="14.12263" calcext:value-type="float">
            <text:p>14,12263</text:p>
          </table:table-cell>
          <table:table-cell office:value-type="float" office:value="16.067916" calcext:value-type="float">
            <text:p>16,067916</text:p>
          </table:table-cell>
          <table:table-cell/>
        </table:table-row>
        <table:table-row table:style-name="ro1">
          <table:table-cell/>
          <table:table-cell office:value-type="float" office:value="14.122853" calcext:value-type="float">
            <text:p>14,122853</text:p>
          </table:table-cell>
          <table:table-cell table:number-columns-repeated="2" office:value-type="float" office:value="11.235357" calcext:value-type="float">
            <text:p>11,235357</text:p>
          </table:table-cell>
          <table:table-cell office:value-type="float" office:value="14.161652" calcext:value-type="float">
            <text:p>14,161652</text:p>
          </table:table-cell>
          <table:table-cell office:value-type="float" office:value="16.304955" calcext:value-type="float">
            <text:p>16,304955</text:p>
          </table:table-cell>
          <table:table-cell/>
        </table:table-row>
        <table:table-row table:style-name="ro1">
          <table:table-cell/>
          <table:table-cell office:value-type="float" office:value="14.092553" calcext:value-type="float">
            <text:p>14,092553</text:p>
          </table:table-cell>
          <table:table-cell table:number-columns-repeated="2" office:value-type="float" office:value="11.393545" calcext:value-type="float">
            <text:p>11,393545</text:p>
          </table:table-cell>
          <table:table-cell office:value-type="float" office:value="14.29644" calcext:value-type="float">
            <text:p>14,29644</text:p>
          </table:table-cell>
          <table:table-cell office:value-type="float" office:value="16.382256" calcext:value-type="float">
            <text:p>16,382256</text:p>
          </table:table-cell>
          <table:table-cell/>
        </table:table-row>
        <table:table-row table:style-name="ro1">
          <table:table-cell/>
          <table:table-cell office:value-type="float" office:value="14.411614" calcext:value-type="float">
            <text:p>14,411614</text:p>
          </table:table-cell>
          <table:table-cell table:number-columns-repeated="2" office:value-type="float" office:value="11.320111" calcext:value-type="float">
            <text:p>11,320111</text:p>
          </table:table-cell>
          <table:table-cell office:value-type="float" office:value="14.112546" calcext:value-type="float">
            <text:p>14,112546</text:p>
          </table:table-cell>
          <table:table-cell office:value-type="float" office:value="16.16341" calcext:value-type="float">
            <text:p>16,16341</text:p>
          </table:table-cell>
          <table:table-cell/>
        </table:table-row>
        <table:table-row table:style-name="ro1">
          <table:table-cell/>
          <table:table-cell office:value-type="float" office:value="14.150472" calcext:value-type="float">
            <text:p>14,150472</text:p>
          </table:table-cell>
          <table:table-cell table:number-columns-repeated="2" office:value-type="float" office:value="11.218036" calcext:value-type="float">
            <text:p>11,218036</text:p>
          </table:table-cell>
          <table:table-cell office:value-type="float" office:value="14.118657" calcext:value-type="float">
            <text:p>14,118657</text:p>
          </table:table-cell>
          <table:table-cell office:value-type="float" office:value="16.302539" calcext:value-type="float">
            <text:p>16,302539</text:p>
          </table:table-cell>
          <table:table-cell/>
        </table:table-row>
        <table:table-row table:style-name="ro1">
          <table:table-cell/>
          <table:table-cell office:value-type="float" office:value="14.235339" calcext:value-type="float">
            <text:p>14,235339</text:p>
          </table:table-cell>
          <table:table-cell table:number-columns-repeated="2" office:value-type="float" office:value="11.059766" calcext:value-type="float">
            <text:p>11,059766</text:p>
          </table:table-cell>
          <table:table-cell office:value-type="float" office:value="14.04865" calcext:value-type="float">
            <text:p>14,04865</text:p>
          </table:table-cell>
          <table:table-cell office:value-type="float" office:value="16.22368" calcext:value-type="float">
            <text:p>16,22368</text:p>
          </table:table-cell>
          <table:table-cell/>
        </table:table-row>
        <table:table-row table:style-name="ro1">
          <table:table-cell/>
          <table:table-cell office:value-type="float" office:value="14.36007" calcext:value-type="float">
            <text:p>14,36007</text:p>
          </table:table-cell>
          <table:table-cell table:number-columns-repeated="2" office:value-type="float" office:value="11.220428" calcext:value-type="float">
            <text:p>11,220428</text:p>
          </table:table-cell>
          <table:table-cell office:value-type="float" office:value="14.246961" calcext:value-type="float">
            <text:p>14,246961</text:p>
          </table:table-cell>
          <table:table-cell office:value-type="float" office:value="16.363283" calcext:value-type="float">
            <text:p>16,363283</text:p>
          </table:table-cell>
          <table:table-cell/>
        </table:table-row>
        <table:table-row table:style-name="ro1">
          <table:table-cell/>
          <table:table-cell office:value-type="float" office:value="14.0548" calcext:value-type="float">
            <text:p>14,0548</text:p>
          </table:table-cell>
          <table:table-cell table:number-columns-repeated="2" office:value-type="float" office:value="11.310193" calcext:value-type="float">
            <text:p>11,310193</text:p>
          </table:table-cell>
          <table:table-cell office:value-type="float" office:value="14.098757" calcext:value-type="float">
            <text:p>14,098757</text:p>
          </table:table-cell>
          <table:table-cell office:value-type="float" office:value="15.990484" calcext:value-type="float">
            <text:p>15,990484</text:p>
          </table:table-cell>
          <table:table-cell/>
        </table:table-row>
        <table:table-row table:style-name="ro1">
          <table:table-cell/>
          <table:table-cell office:value-type="float" office:value="14.270202" calcext:value-type="float">
            <text:p>14,270202</text:p>
          </table:table-cell>
          <table:table-cell table:number-columns-repeated="2" office:value-type="float" office:value="11.058473" calcext:value-type="float">
            <text:p>11,058473</text:p>
          </table:table-cell>
          <table:table-cell office:value-type="float" office:value="14.133469" calcext:value-type="float">
            <text:p>14,133469</text:p>
          </table:table-cell>
          <table:table-cell office:value-type="float" office:value="16.421285" calcext:value-type="float">
            <text:p>16,421285</text:p>
          </table:table-cell>
          <table:table-cell/>
        </table:table-row>
        <table:table-row table:style-name="ro1">
          <table:table-cell/>
          <table:table-cell office:value-type="float" office:value="14.000207" calcext:value-type="float">
            <text:p>14,000207</text:p>
          </table:table-cell>
          <table:table-cell table:number-columns-repeated="2" office:value-type="float" office:value="11.406755" calcext:value-type="float">
            <text:p>11,406755</text:p>
          </table:table-cell>
          <table:table-cell office:value-type="float" office:value="14.079401" calcext:value-type="float">
            <text:p>14,079401</text:p>
          </table:table-cell>
          <table:table-cell office:value-type="float" office:value="16.091874" calcext:value-type="float">
            <text:p>16,091874</text:p>
          </table:table-cell>
          <table:table-cell/>
        </table:table-row>
        <table:table-row table:style-name="ro1">
          <table:table-cell/>
          <table:table-cell office:value-type="float" office:value="14.076441" calcext:value-type="float">
            <text:p>14,076441</text:p>
          </table:table-cell>
          <table:table-cell table:number-columns-repeated="2" office:value-type="float" office:value="11.033263" calcext:value-type="float">
            <text:p>11,033263</text:p>
          </table:table-cell>
          <table:table-cell office:value-type="float" office:value="14.272477" calcext:value-type="float">
            <text:p>14,272477</text:p>
          </table:table-cell>
          <table:table-cell office:value-type="float" office:value="16.330078" calcext:value-type="float">
            <text:p>16,330078</text:p>
          </table:table-cell>
          <table:table-cell/>
        </table:table-row>
        <table:table-row table:style-name="ro1">
          <table:table-cell/>
          <table:table-cell office:value-type="float" office:value="14.137278" calcext:value-type="float">
            <text:p>14,137278</text:p>
          </table:table-cell>
          <table:table-cell table:number-columns-repeated="2" office:value-type="float" office:value="11.392571" calcext:value-type="float">
            <text:p>11,392571</text:p>
          </table:table-cell>
          <table:table-cell office:value-type="float" office:value="14.229942" calcext:value-type="float">
            <text:p>14,229942</text:p>
          </table:table-cell>
          <table:table-cell office:value-type="float" office:value="16.041683" calcext:value-type="float">
            <text:p>16,041683</text:p>
          </table:table-cell>
          <table:table-cell/>
        </table:table-row>
        <table:table-row table:style-name="ro1">
          <table:table-cell/>
          <table:table-cell office:value-type="float" office:value="14.440041" calcext:value-type="float">
            <text:p>14,440041</text:p>
          </table:table-cell>
          <table:table-cell table:number-columns-repeated="2" office:value-type="float" office:value="11.05954" calcext:value-type="float">
            <text:p>11,05954</text:p>
          </table:table-cell>
          <table:table-cell office:value-type="float" office:value="14.112503" calcext:value-type="float">
            <text:p>14,112503</text:p>
          </table:table-cell>
          <table:table-cell office:value-type="float" office:value="16.242723" calcext:value-type="float">
            <text:p>16,242723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7" table:formula="of:=AVERAGE([.B108:.B207])" office:value-type="float" office:value="14.2195468" calcext:value-type="float">
            <text:p>14,2195468</text:p>
          </table:table-cell>
          <table:table-cell table:style-name="ce7" table:formula="of:=AVERAGE([.C108:.C207])" office:value-type="float" office:value="11.22989927" calcext:value-type="float">
            <text:p>11,22989927</text:p>
          </table:table-cell>
          <table:table-cell table:style-name="ce7" table:formula="of:=AVERAGE([.D108:.D207])" office:value-type="float" office:value="11.22989927" calcext:value-type="float">
            <text:p>11,22989927</text:p>
          </table:table-cell>
          <table:table-cell table:style-name="ce7" table:formula="of:=AVERAGE([.E108:.E207])" office:value-type="float" office:value="14.21186848" calcext:value-type="float">
            <text:p>14,21186848</text:p>
          </table:table-cell>
          <table:table-cell table:style-name="ce7" table:formula="of:=AVERAGE([.F108:.F207])" office:value-type="float" office:value="16.23477215" calcext:value-type="float">
            <text:p>16,23477215</text:p>
          </table:table-cell>
          <table:table-cell/>
        </table:table-row>
        <table:table-row table:style-name="ro1">
          <table:table-cell table:style-name="ce2" office:value-type="string" calcext:value-type="string">
            <text:p>STD_DEV</text:p>
          </table:table-cell>
          <table:table-cell table:style-name="ce7" table:formula="of:=STDEV([.B108:.B207])" office:value-type="float" office:value="0.148745623948329" calcext:value-type="float">
            <text:p>0,148745623948329</text:p>
          </table:table-cell>
          <table:table-cell table:style-name="ce7" table:formula="of:=STDEV([.C108:.C207])" office:value-type="float" office:value="0.135077314646757" calcext:value-type="float">
            <text:p>0,135077314646757</text:p>
          </table:table-cell>
          <table:table-cell table:style-name="ce7" table:formula="of:=STDEV([.D108:.D207])" office:value-type="float" office:value="0.135077314646757" calcext:value-type="float">
            <text:p>0,135077314646757</text:p>
          </table:table-cell>
          <table:table-cell table:style-name="ce7" table:formula="of:=STDEV([.E108:.E207])" office:value-type="float" office:value="0.122599912954595" calcext:value-type="float">
            <text:p>0,122599912954595</text:p>
          </table:table-cell>
          <table:table-cell table:style-name="ce7" table:formula="of:=STDEV([.F108:.F207])" office:value-type="float" office:value="0.13469519935019" calcext:value-type="float">
            <text:p>0,134695199350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20:39:41.650678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20:13:47.640514654</meta:creation-date>
    <dc:date>2019-10-31T20:41:52.432003500</dc:date>
    <meta:editing-duration>PT10M</meta:editing-duration>
    <meta:editing-cycles>6</meta:editing-cycles>
    <meta:generator>LibreOffice/6.0.7.3$Linux_X86_64 LibreOffice_project/00m0$Build-3</meta:generator>
    <meta:document-statistic meta:table-count="1" meta:cell-count="1132" meta:object-count="0"/>
  </office:meta>
</office:document-meta>
</file>